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 style:data-style-name="N11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utputKev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D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:.C2]) = 0; 0; ([.C2]-[.B2])/MAX([.B2:.C2]))" office:value-type="percentage" office:value="0" calcext:value-type="percentage">
            <text:p>0,00%</text:p>
          </table:table-cell>
          <table:table-cell table:style-name="ce4" table:formula="of:=AVERAGE([.D2:.D55])" office:value-type="percentage" office:value="0.0216176727416414" calcext:value-type="percentage">
            <text:p>2,16%</text:p>
          </table:table-cell>
        </table:table-row>
        <table:table-row table:style-name="ro1">
          <table:table-cell office:value-type="string" calcext:value-type="string">
            <text:p>p1.2.b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3:.C3]) = 0; 0; ([.C3]-[.B3])/MAX([.B3:.C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2.c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4:.C4]) = 0; 0; ([.C4]-[.B4])/MAX([.B4:.C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2.d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5:.C5]) = 0; 0; ([.C5]-[.B5])/MAX([.B5:.C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2.e.tx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MAX([.B6:.C6]) = 0; 0; ([.C6]-[.B6])/MAX([.B6:.C6]))" office:value-type="percentage" office:value="-0.125" calcext:value-type="percentage">
            <text:p>-12,50%</text:p>
          </table:table-cell>
          <table:table-cell/>
        </table:table-row>
        <table:table-row table:style-name="ro1">
          <table:table-cell office:value-type="string" calcext:value-type="string">
            <text:p>p1.2.f.txt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IF(MAX([.B7:.C7]) = 0; 0; ([.C7]-[.B7])/MAX([.B7:.C7]))" office:value-type="percentage" office:value="0.153846153846154" calcext:value-type="percentage">
            <text:p>15,38%</text:p>
          </table:table-cell>
          <table:table-cell/>
        </table:table-row>
        <table:table-row table:style-name="ro1">
          <table:table-cell office:value-type="string" calcext:value-type="string">
            <text:p>p1.2.g.txt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formula="of:=IF(MAX([.B8:.C8]) = 0; 0; ([.C8]-[.B8])/MAX([.B8:.C8]))" office:value-type="percentage" office:value="0.214285714285714" calcext:value-type="percentage">
            <text:p>21,43%</text:p>
          </table:table-cell>
          <table:table-cell/>
        </table:table-row>
        <table:table-row table:style-name="ro1">
          <table:table-cell office:value-type="string" calcext:value-type="string">
            <text:p>p1.2.h.txt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formula="of:=IF(MAX([.B9:.C9]) = 0; 0; ([.C9]-[.B9])/MAX([.B9:.C9]))" office:value-type="percentage" office:value="0.133333333333333" calcext:value-type="percentage">
            <text:p>13,33%</text:p>
          </table:table-cell>
          <table:table-cell/>
        </table:table-row>
        <table:table-row table:style-name="ro1">
          <table:table-cell office:value-type="string" calcext:value-type="string">
            <text:p>p1.2.i.txt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IF(MAX([.B10:.C10]) = 0; 0; ([.C10]-[.B10])/MAX([.B10:.C10]))" office:value-type="percentage" office:value="0.0952380952380952" calcext:value-type="percentage">
            <text:p>9,52%</text:p>
          </table:table-cell>
          <table:table-cell/>
        </table:table-row>
        <table:table-row table:style-name="ro1">
          <table:table-cell office:value-type="string" calcext:value-type="string">
            <text:p>p1.2.j.txt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IF(MAX([.B11:.C11]) = 0; 0; ([.C11]-[.B11])/MAX([.B11:.C11]))" office:value-type="percentage" office:value="0.173913043478261" calcext:value-type="percentage">
            <text:p>17,39%</text:p>
          </table:table-cell>
          <table:table-cell/>
        </table:table-row>
        <table:table-row table:style-name="ro1">
          <table:table-cell office:value-type="string" calcext:value-type="string">
            <text:p>p1.2.k.txt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formula="of:=IF(MAX([.B12:.C12]) = 0; 0; ([.C12]-[.B12])/MAX([.B12:.C12]))" office:value-type="percentage" office:value="-0.04" calcext:value-type="percentage">
            <text:p>-4,00%</text:p>
          </table:table-cell>
          <table:table-cell/>
        </table:table-row>
        <table:table-row table:style-name="ro1">
          <table:table-cell office:value-type="string" calcext:value-type="string">
            <text:p>p1.2.l.txt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formula="of:=IF(MAX([.B13:.C13]) = 0; 0; ([.C13]-[.B13])/MAX([.B13:.C13]))" office:value-type="percentage" office:value="-0.0714285714285714" calcext:value-type="percentage">
            <text:p>-7,14%</text:p>
          </table:table-cell>
          <table:table-cell/>
        </table:table-row>
        <table:table-row table:style-name="ro1">
          <table:table-cell office:value-type="string" calcext:value-type="string">
            <text:p>p1.2.m.txt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formula="of:=IF(MAX([.B14:.C14]) = 0; 0; ([.C14]-[.B14])/MAX([.B14:.C14]))" office:value-type="percentage" office:value="-0.0645161290322581" calcext:value-type="percentage">
            <text:p>-6,45%</text:p>
          </table:table-cell>
          <table:table-cell/>
        </table:table-row>
        <table:table-row table:style-name="ro1">
          <table:table-cell office:value-type="string" calcext:value-type="string">
            <text:p>p1.2.n.txt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table:formula="of:=IF(MAX([.B15:.C15]) = 0; 0; ([.C15]-[.B15])/MAX([.B15:.C15]))" office:value-type="percentage" office:value="-0.162162162162162" calcext:value-type="percentage">
            <text:p>-16,22%</text:p>
          </table:table-cell>
          <table:table-cell/>
        </table:table-row>
        <table:table-row table:style-name="ro1">
          <table:table-cell office:value-type="string" calcext:value-type="string">
            <text:p>p1.2.o.txt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table:formula="of:=IF(MAX([.B16:.C16]) = 0; 0; ([.C16]-[.B16])/MAX([.B16:.C16]))" office:value-type="percentage" office:value="-0.135135135135135" calcext:value-type="percentage">
            <text:p>-13,51%</text:p>
          </table:table-cell>
          <table:table-cell/>
        </table:table-row>
        <table:table-row table:style-name="ro1">
          <table:table-cell office:value-type="string" calcext:value-type="string">
            <text:p>p1.2.p.txt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table:formula="of:=IF(MAX([.B17:.C17]) = 0; 0; ([.C17]-[.B17])/MAX([.B17:.C17]))" office:value-type="percentage" office:value="-0.157894736842105" calcext:value-type="percentage">
            <text:p>-15,79%</text:p>
          </table:table-cell>
          <table:table-cell/>
        </table:table-row>
        <table:table-row table:style-name="ro1">
          <table:table-cell office:value-type="string" calcext:value-type="string">
            <text:p>p1.2.q.txt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table:formula="of:=IF(MAX([.B18:.C18]) = 0; 0; ([.C18]-[.B18])/MAX([.B18:.C18]))" office:value-type="percentage" office:value="-0.0769230769230769" calcext:value-type="percentage">
            <text:p>-7,69%</text:p>
          </table:table-cell>
          <table:table-cell/>
        </table:table-row>
        <table:table-row table:style-name="ro1">
          <table:table-cell office:value-type="string" calcext:value-type="string">
            <text:p>p1.2.r.txt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table:formula="of:=IF(MAX([.B19:.C19]) = 0; 0; ([.C19]-[.B19])/MAX([.B19:.C19]))" office:value-type="percentage" office:value="-0.116279069767442" calcext:value-type="percentage">
            <text:p>-11,63%</text:p>
          </table:table-cell>
          <table:table-cell/>
        </table:table-row>
        <table:table-row table:style-name="ro1">
          <table:table-cell office:value-type="string" calcext:value-type="string">
            <text:p>p1.3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0:.C20]) = 0; 0; ([.C20]-[.B20])/MAX([.B20:.C2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1:.C21]) = 0; 0; ([.C21]-[.B21])/MAX([.B21:.C2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c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22:.C22]) = 0; 0; ([.C22]-[.B22])/MAX([.B22:.C2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d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23:.C23]) = 0; 0; ([.C23]-[.B23])/MAX([.B23:.C2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e.txt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MAX([.B24:.C24]) = 0; 0; ([.C24]-[.B24])/MAX([.B24:.C2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f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25:.C25]) = 0; 0; ([.C25]-[.B25])/MAX([.B25:.C2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g.txt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(MAX([.B26:.C26]) = 0; 0; ([.C26]-[.B26])/MAX([.B26:.C2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h.txt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IF(MAX([.B27:.C27]) = 0; 0; ([.C27]-[.B27])/MAX([.B27:.C27]))" office:value-type="percentage" office:value="-0.214285714285714" calcext:value-type="percentage">
            <text:p>-21,43%</text:p>
          </table:table-cell>
          <table:table-cell/>
        </table:table-row>
        <table:table-row table:style-name="ro1">
          <table:table-cell office:value-type="string" calcext:value-type="string">
            <text:p>p1.3.i.txt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IF(MAX([.B28:.C28]) = 0; 0; ([.C28]-[.B28])/MAX([.B28:.C2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3.j.txt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IF(MAX([.B29:.C29]) = 0; 0; ([.C29]-[.B29])/MAX([.B29:.C29]))" office:value-type="percentage" office:value="-0.0588235294117647" calcext:value-type="percentage">
            <text:p>-5,88%</text:p>
          </table:table-cell>
          <table:table-cell/>
        </table:table-row>
        <table:table-row table:style-name="ro1">
          <table:table-cell office:value-type="string" calcext:value-type="string">
            <text:p>p1.3.k.txt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(MAX([.B30:.C30]) = 0; 0; ([.C30]-[.B30])/MAX([.B30:.C30]))" office:value-type="percentage" office:value="-0.05" calcext:value-type="percentage">
            <text:p>-5,00%</text:p>
          </table:table-cell>
          <table:table-cell/>
        </table:table-row>
        <table:table-row table:style-name="ro1">
          <table:table-cell office:value-type="string" calcext:value-type="string">
            <text:p>p1.3.l.txt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IF(MAX([.B31:.C31]) = 0; 0; ([.C31]-[.B31])/MAX([.B31:.C31]))" office:value-type="percentage" office:value="0.238095238095238" calcext:value-type="percentage">
            <text:p>23,81%</text:p>
          </table:table-cell>
          <table:table-cell/>
        </table:table-row>
        <table:table-row table:style-name="ro1">
          <table:table-cell office:value-type="string" calcext:value-type="string">
            <text:p>p1.3.m.txt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table:formula="of:=IF(MAX([.B32:.C32]) = 0; 0; ([.C32]-[.B32])/MAX([.B32:.C32]))" office:value-type="percentage" office:value="0.24" calcext:value-type="percentage">
            <text:p>24,00%</text:p>
          </table:table-cell>
          <table:table-cell/>
        </table:table-row>
        <table:table-row table:style-name="ro1">
          <table:table-cell office:value-type="string" calcext:value-type="string">
            <text:p>p1.3.n.tx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IF(MAX([.B33:.C33]) = 0; 0; ([.C33]-[.B33])/MAX([.B33:.C33]))" office:value-type="percentage" office:value="0.230769230769231" calcext:value-type="percentage">
            <text:p>23,08%</text:p>
          </table:table-cell>
          <table:table-cell/>
        </table:table-row>
        <table:table-row table:style-name="ro1">
          <table:table-cell office:value-type="string" calcext:value-type="string">
            <text:p>p1.3.o.txt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IF(MAX([.B34:.C34]) = 0; 0; ([.C34]-[.B34])/MAX([.B34:.C34]))" office:value-type="percentage" office:value="0.142857142857143" calcext:value-type="percentage">
            <text:p>14,29%</text:p>
          </table:table-cell>
          <table:table-cell/>
        </table:table-row>
        <table:table-row table:style-name="ro1">
          <table:table-cell office:value-type="string" calcext:value-type="string">
            <text:p>p1.3.p.txt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table:formula="of:=IF(MAX([.B35:.C35]) = 0; 0; ([.C35]-[.B35])/MAX([.B35:.C35]))" office:value-type="percentage" office:value="0.172413793103448" calcext:value-type="percentage">
            <text:p>17,24%</text:p>
          </table:table-cell>
          <table:table-cell/>
        </table:table-row>
        <table:table-row table:style-name="ro1">
          <table:table-cell office:value-type="string" calcext:value-type="string">
            <text:p>p1.3.q.txt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formula="of:=IF(MAX([.B36:.C36]) = 0; 0; ([.C36]-[.B36])/MAX([.B36:.C36]))" office:value-type="percentage" office:value="0.133333333333333" calcext:value-type="percentage">
            <text:p>13,33%</text:p>
          </table:table-cell>
          <table:table-cell/>
        </table:table-row>
        <table:table-row table:style-name="ro1">
          <table:table-cell office:value-type="string" calcext:value-type="string">
            <text:p>p1.3.r.txt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formula="of:=IF(MAX([.B37:.C37]) = 0; 0; ([.C37]-[.B37])/MAX([.B37:.C37]))" office:value-type="percentage" office:value="0.0606060606060606" calcext:value-type="percentage">
            <text:p>6,06%</text:p>
          </table:table-cell>
          <table:table-cell/>
        </table:table-row>
        <table:table-row table:style-name="ro1">
          <table:table-cell office:value-type="string" calcext:value-type="string">
            <text:p>p1.4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8:.C38]) = 0; 0; ([.C38]-[.B38])/MAX([.B38:.C3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9:.C39]) = 0; 0; ([.C39]-[.B39])/MAX([.B39:.C3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c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40:.C40]) = 0; 0; ([.C40]-[.B40])/MAX([.B40:.C4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d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41:.C41]) = 0; 0; ([.C41]-[.B41])/MAX([.B41:.C4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e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42:.C42]) = 0; 0; ([.C42]-[.B42])/MAX([.B42:.C4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f.txt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MAX([.B43:.C43]) = 0; 0; ([.C43]-[.B43])/MAX([.B43:.C4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g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44:.C44]) = 0; 0; ([.C44]-[.B44])/MAX([.B44:.C4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h.txt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MAX([.B45:.C45]) = 0; 0; ([.C45]-[.B45])/MAX([.B45:.C4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i.txt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MAX([.B46:.C46]) = 0; 0; ([.C46]-[.B46])/MAX([.B46:.C4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j.txt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IF(MAX([.B47:.C47]) = 0; 0; ([.C47]-[.B47])/MAX([.B47:.C47]))" office:value-type="percentage" office:value="-0.0714285714285714" calcext:value-type="percentage">
            <text:p>-7,14%</text:p>
          </table:table-cell>
          <table:table-cell/>
        </table:table-row>
        <table:table-row table:style-name="ro1">
          <table:table-cell office:value-type="string" calcext:value-type="string">
            <text:p>p1.4.k.txt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IF(MAX([.B48:.C48]) = 0; 0; ([.C48]-[.B48])/MAX([.B48:.C48]))" office:value-type="percentage" office:value="0.0588235294117647" calcext:value-type="percentage">
            <text:p>5,88%</text:p>
          </table:table-cell>
          <table:table-cell/>
        </table:table-row>
        <table:table-row table:style-name="ro1">
          <table:table-cell office:value-type="string" calcext:value-type="string">
            <text:p>p1.4.l.txt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IF(MAX([.B49:.C49]) = 0; 0; ([.C49]-[.B49])/MAX([.B49:.C49]))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p1.4.m.txt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IF(MAX([.B50:.C50]) = 0; 0; ([.C50]-[.B50])/MAX([.B50:.C50]))" office:value-type="percentage" office:value="-0.0952380952380952" calcext:value-type="percentage">
            <text:p>-9,52%</text:p>
          </table:table-cell>
          <table:table-cell/>
        </table:table-row>
        <table:table-row table:style-name="ro1">
          <table:table-cell office:value-type="string" calcext:value-type="string">
            <text:p>p1.4.n.txt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formula="of:=IF(MAX([.B51:.C51]) = 0; 0; ([.C51]-[.B51])/MAX([.B51:.C51]))" office:value-type="percentage" office:value="0.0434782608695652" calcext:value-type="percentage">
            <text:p>4,35%</text:p>
          </table:table-cell>
          <table:table-cell/>
        </table:table-row>
        <table:table-row table:style-name="ro1">
          <table:table-cell office:value-type="string" calcext:value-type="string">
            <text:p>p1.4.o.txt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formula="of:=IF(MAX([.B52:.C52]) = 0; 0; ([.C52]-[.B52])/MAX([.B52:.C52]))" office:value-type="percentage" office:value="-0.0416666666666667" calcext:value-type="percentage">
            <text:p>-4,17%</text:p>
          </table:table-cell>
          <table:table-cell/>
        </table:table-row>
        <table:table-row table:style-name="ro1">
          <table:table-cell office:value-type="string" calcext:value-type="string">
            <text:p>p1.4.p.txt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MAX([.B53:.C53]) = 0; 0; ([.C53]-[.B53])/MAX([.B53:.C5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1.4.q.txt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IF(MAX([.B54:.C54]) = 0; 0; ([.C54]-[.B54])/MAX([.B54:.C54]))" office:value-type="percentage" office:value="0.107142857142857" calcext:value-type="percentage">
            <text:p>10,71%</text:p>
          </table:table-cell>
          <table:table-cell/>
        </table:table-row>
        <table:table-row table:style-name="ro1">
          <table:table-cell office:value-type="string" calcext:value-type="string">
            <text:p>p1.4.r.txt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table:formula="of:=IF(MAX([.B55:.C55]) = 0; 0; ([.C55]-[.B55])/MAX([.B55:.C55]))"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p2.2.a.tx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MAX([.B56:.C56]) = 0; 0; ([.C56]-[.B56])/MAX([.B56:.C56]))" office:value-type="percentage" office:value="0" calcext:value-type="percentage">
            <text:p>0,00%</text:p>
          </table:table-cell>
          <table:table-cell table:style-name="ce4" table:formula="of:=AVERAGE([.D56:.D88])" office:value-type="percentage" office:value="0.0276741864428795" calcext:value-type="percentage">
            <text:p>2,77%</text:p>
          </table:table-cell>
        </table:table-row>
        <table:table-row table:style-name="ro1">
          <table:table-cell office:value-type="string" calcext:value-type="string">
            <text:p>p2.2.b.txt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MAX([.B57:.C57]) = 0; 0; ([.C57]-[.B57])/MAX([.B57:.C5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2.c.txt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formula="of:=IF(MAX([.B58:.C58]) = 0; 0; ([.C58]-[.B58])/MAX([.B58:.C58]))" office:value-type="percentage" office:value="0.142857142857143" calcext:value-type="percentage">
            <text:p>14,29%</text:p>
          </table:table-cell>
          <table:table-cell/>
        </table:table-row>
        <table:table-row table:style-name="ro1">
          <table:table-cell office:value-type="string" calcext:value-type="string">
            <text:p>p2.2.d.txt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formula="of:=IF(MAX([.B59:.C59]) = 0; 0; ([.C59]-[.B59])/MAX([.B59:.C59]))" office:value-type="percentage" office:value="0.0833333333333333" calcext:value-type="percentage">
            <text:p>8,33%</text:p>
          </table:table-cell>
          <table:table-cell/>
        </table:table-row>
        <table:table-row table:style-name="ro1">
          <table:table-cell office:value-type="string" calcext:value-type="string">
            <text:p>p2.2.e.txt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formula="of:=IF(MAX([.B60:.C60]) = 0; 0; ([.C60]-[.B60])/MAX([.B60:.C60]))" office:value-type="percentage" office:value="0.214285714285714" calcext:value-type="percentage">
            <text:p>21,43%</text:p>
          </table:table-cell>
          <table:table-cell/>
        </table:table-row>
        <table:table-row table:style-name="ro1">
          <table:table-cell office:value-type="string" calcext:value-type="string">
            <text:p>p2.2.f.txt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table:formula="of:=IF(MAX([.B61:.C61]) = 0; 0; ([.C61]-[.B61])/MAX([.B61:.C61]))" office:value-type="percentage" office:value="0.09375" calcext:value-type="percentage">
            <text:p>9,38%</text:p>
          </table:table-cell>
          <table:table-cell/>
        </table:table-row>
        <table:table-row table:style-name="ro1">
          <table:table-cell office:value-type="string" calcext:value-type="string">
            <text:p>p2.2.g.txt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formula="of:=IF(MAX([.B62:.C62]) = 0; 0; ([.C62]-[.B62])/MAX([.B62:.C62]))" office:value-type="percentage" office:value="0.277777777777778" calcext:value-type="percentage">
            <text:p>27,78%</text:p>
          </table:table-cell>
          <table:table-cell/>
        </table:table-row>
        <table:table-row table:style-name="ro1">
          <table:table-cell office:value-type="string" calcext:value-type="string">
            <text:p>p2.2.h.txt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formula="of:=IF(MAX([.B63:.C63]) = 0; 0; ([.C63]-[.B63])/MAX([.B63:.C63]))" office:value-type="percentage" office:value="0.138888888888889" calcext:value-type="percentage">
            <text:p>13,89%</text:p>
          </table:table-cell>
          <table:table-cell/>
        </table:table-row>
        <table:table-row table:style-name="ro1">
          <table:table-cell office:value-type="string" calcext:value-type="string">
            <text:p>p2.2.i.txt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formula="of:=IF(MAX([.B64:.C64]) = 0; 0; ([.C64]-[.B64])/MAX([.B64:.C64]))" office:value-type="percentage" office:value="-0.0697674418604651" calcext:value-type="percentage">
            <text:p>-6,98%</text:p>
          </table:table-cell>
          <table:table-cell/>
        </table:table-row>
        <table:table-row table:style-name="ro1">
          <table:table-cell office:value-type="string" calcext:value-type="string">
            <text:p>p2.2.j.txt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formula="of:=IF(MAX([.B65:.C65]) = 0; 0; ([.C65]-[.B65])/MAX([.B65:.C65]))" office:value-type="percentage" office:value="0.125" calcext:value-type="percentage">
            <text:p>12,50%</text:p>
          </table:table-cell>
          <table:table-cell/>
        </table:table-row>
        <table:table-row table:style-name="ro1">
          <table:table-cell office:value-type="string" calcext:value-type="string">
            <text:p>p2.2.k.txt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formula="of:=IF(MAX([.B66:.C66]) = 0; 0; ([.C66]-[.B66])/MAX([.B66:.C66]))" office:value-type="percentage" office:value="0.260869565217391" calcext:value-type="percentage">
            <text:p>26,09%</text:p>
          </table:table-cell>
          <table:table-cell/>
        </table:table-row>
        <table:table-row table:style-name="ro1">
          <table:table-cell office:value-type="string" calcext:value-type="string">
            <text:p>p2.3.a.txt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MAX([.B67:.C67]) = 0; 0; ([.C67]-[.B67])/MAX([.B67:.C6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b.tx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MAX([.B68:.C68]) = 0; 0; ([.C68]-[.B68])/MAX([.B68:.C6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c.txt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MAX([.B69:.C69]) = 0; 0; ([.C69]-[.B69])/MAX([.B69:.C6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d.txt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MAX([.B70:.C70]) = 0; 0; ([.C70]-[.B70])/MAX([.B70:.C7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e.txt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MAX([.B71:.C71]) = 0; 0; ([.C71]-[.B71])/MAX([.B71:.C7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f.txt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MAX([.B72:.C72]) = 0; 0; ([.C72]-[.B72])/MAX([.B72:.C7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g.txt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MAX([.B73:.C73]) = 0; 0; ([.C73]-[.B73])/MAX([.B73:.C73]))" office:value-type="percentage" office:value="-0.0454545454545455" calcext:value-type="percentage">
            <text:p>-4,55%</text:p>
          </table:table-cell>
          <table:table-cell/>
        </table:table-row>
        <table:table-row table:style-name="ro1">
          <table:table-cell office:value-type="string" calcext:value-type="string">
            <text:p>p2.3.h.txt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IF(MAX([.B74:.C74]) = 0; 0; ([.C74]-[.B74])/MAX([.B74:.C74]))" office:value-type="percentage" office:value="0.107142857142857" calcext:value-type="percentage">
            <text:p>10,71%</text:p>
          </table:table-cell>
          <table:table-cell/>
        </table:table-row>
        <table:table-row table:style-name="ro1">
          <table:table-cell office:value-type="string" calcext:value-type="string">
            <text:p>p2.3.i.txt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formula="of:=IF(MAX([.B75:.C75]) = 0; 0; ([.C75]-[.B75])/MAX([.B75:.C75]))" office:value-type="percentage" office:value="-0.0344827586206897" calcext:value-type="percentage">
            <text:p>-3,45%</text:p>
          </table:table-cell>
          <table:table-cell/>
        </table:table-row>
        <table:table-row table:style-name="ro1">
          <table:table-cell office:value-type="string" calcext:value-type="string">
            <text:p>p2.3.j.txt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IF(MAX([.B76:.C76]) = 0; 0; ([.C76]-[.B76])/MAX([.B76:.C7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3.k.txt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IF(MAX([.B77:.C77]) = 0; 0; ([.C77]-[.B77])/MAX([.B77:.C77]))" office:value-type="percentage" office:value="0.0833333333333333" calcext:value-type="percentage">
            <text:p>8,33%</text:p>
          </table:table-cell>
          <table:table-cell/>
        </table:table-row>
        <table:table-row table:style-name="ro1">
          <table:table-cell office:value-type="string" calcext:value-type="string">
            <text:p>p2.4.a.txt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MAX([.B78:.C78]) = 0; 0; ([.C78]-[.B78])/MAX([.B78:.C7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b.txt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MAX([.B79:.C79]) = 0; 0; ([.C79]-[.B79])/MAX([.B79:.C7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c.tx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MAX([.B80:.C80]) = 0; 0; ([.C80]-[.B80])/MAX([.B80:.C8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d.tx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MAX([.B81:.C81]) = 0; 0; ([.C81]-[.B81])/MAX([.B81:.C8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e.tx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MAX([.B82:.C82]) = 0; 0; ([.C82]-[.B82])/MAX([.B82:.C8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f.txt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formula="of:=IF(MAX([.B83:.C83]) = 0; 0; ([.C83]-[.B83])/MAX([.B83:.C83]))" office:value-type="percentage" office:value="-0.142857142857143" calcext:value-type="percentage">
            <text:p>-14,29%</text:p>
          </table:table-cell>
          <table:table-cell/>
        </table:table-row>
        <table:table-row table:style-name="ro1">
          <table:table-cell office:value-type="string" calcext:value-type="string">
            <text:p>p2.4.g.txt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formula="of:=IF(MAX([.B84:.C84]) = 0; 0; ([.C84]-[.B84])/MAX([.B84:.C84]))" office:value-type="percentage" office:value="-0.142857142857143" calcext:value-type="percentage">
            <text:p>-14,29%</text:p>
          </table:table-cell>
          <table:table-cell/>
        </table:table-row>
        <table:table-row table:style-name="ro1">
          <table:table-cell office:value-type="string" calcext:value-type="string">
            <text:p>p2.4.h.txt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MAX([.B85:.C85]) = 0; 0; ([.C85]-[.B85])/MAX([.B85:.C85]))" office:value-type="percentage" office:value="-0.125" calcext:value-type="percentage">
            <text:p>-12,50%</text:p>
          </table:table-cell>
          <table:table-cell/>
        </table:table-row>
        <table:table-row table:style-name="ro1">
          <table:table-cell office:value-type="string" calcext:value-type="string">
            <text:p>p2.4.i.txt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MAX([.B86:.C86]) = 0; 0; ([.C86]-[.B86])/MAX([.B86:.C86]))" office:value-type="percentage" office:value="-0.125" calcext:value-type="percentage">
            <text:p>-12,50%</text:p>
          </table:table-cell>
          <table:table-cell/>
        </table:table-row>
        <table:table-row table:style-name="ro1">
          <table:table-cell office:value-type="string" calcext:value-type="string">
            <text:p>p2.4.j.txt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MAX([.B87:.C87]) = 0; 0; ([.C87]-[.B87])/MAX([.B87:.C8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2.4.k.txt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formula="of:=IF(MAX([.B88:.C88]) = 0; 0; ([.C88]-[.B88])/MAX([.B88:.C88]))" office:value-type="percentage" office:value="0.0714285714285714" calcext:value-type="percentage">
            <text:p>7,14%</text:p>
          </table:table-cell>
          <table:table-cell/>
        </table:table-row>
        <table:table-row table:style-name="ro1">
          <table:table-cell office:value-type="string" calcext:value-type="string">
            <text:p>p3.2.a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89:.C89]) = 0; 0; ([.C89]-[.B89])/MAX([.B89:.C89]))" office:value-type="percentage" office:value="0" calcext:value-type="percentage">
            <text:p>0,00%</text:p>
          </table:table-cell>
          <table:table-cell table:style-name="ce4" table:formula="of:=AVERAGE([.D89:.D148])" office:value-type="percentage" office:value="0.0562667756150421" calcext:value-type="percentage">
            <text:p>5,63%</text:p>
          </table:table-cell>
        </table:table-row>
        <table:table-row table:style-name="ro1">
          <table:table-cell office:value-type="string" calcext:value-type="string">
            <text:p>p3.2.b.txt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formula="of:=IF(MAX([.B90:.C90]) = 0; 0; ([.C90]-[.B90])/MAX([.B90:.C90]))" office:value-type="percentage" office:value="-0.153846153846154" calcext:value-type="percentage">
            <text:p>-15,38%</text:p>
          </table:table-cell>
          <table:table-cell/>
        </table:table-row>
        <table:table-row table:style-name="ro1">
          <table:table-cell office:value-type="string" calcext:value-type="string">
            <text:p>p3.2.c.txt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table:formula="of:=IF(MAX([.B91:.C91]) = 0; 0; ([.C91]-[.B91])/MAX([.B91:.C91]))" office:value-type="percentage" office:value="-0.176470588235294" calcext:value-type="percentage">
            <text:p>-17,65%</text:p>
          </table:table-cell>
          <table:table-cell/>
        </table:table-row>
        <table:table-row table:style-name="ro1">
          <table:table-cell office:value-type="string" calcext:value-type="string">
            <text:p>p3.2.d.txt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formula="of:=IF(MAX([.B92:.C92]) = 0; 0; ([.C92]-[.B92])/MAX([.B92:.C92]))" office:value-type="percentage" office:value="-0.05" calcext:value-type="percentage">
            <text:p>-5,00%</text:p>
          </table:table-cell>
          <table:table-cell/>
        </table:table-row>
        <table:table-row table:style-name="ro1">
          <table:table-cell office:value-type="string" calcext:value-type="string">
            <text:p>p3.2.e.txt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formula="of:=IF(MAX([.B93:.C93]) = 0; 0; ([.C93]-[.B93])/MAX([.B93:.C93]))" office:value-type="percentage" office:value="0.0476190476190476" calcext:value-type="percentage">
            <text:p>4,76%</text:p>
          </table:table-cell>
          <table:table-cell/>
        </table:table-row>
        <table:table-row table:style-name="ro1">
          <table:table-cell office:value-type="string" calcext:value-type="string">
            <text:p>p3.2.f.txt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formula="of:=IF(MAX([.B94:.C94]) = 0; 0; ([.C94]-[.B94])/MAX([.B94:.C94]))" office:value-type="percentage" office:value="-0.0434782608695652" calcext:value-type="percentage">
            <text:p>-4,35%</text:p>
          </table:table-cell>
          <table:table-cell/>
        </table:table-row>
        <table:table-row table:style-name="ro1">
          <table:table-cell office:value-type="string" calcext:value-type="string">
            <text:p>p3.2.g.txt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formula="of:=IF(MAX([.B95:.C95]) = 0; 0; ([.C95]-[.B95])/MAX([.B95:.C95]))" office:value-type="percentage" office:value="0.0357142857142857" calcext:value-type="percentage">
            <text:p>3,57%</text:p>
          </table:table-cell>
          <table:table-cell/>
        </table:table-row>
        <table:table-row table:style-name="ro1">
          <table:table-cell office:value-type="string" calcext:value-type="string">
            <text:p>p3.2.h.txt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table:formula="of:=IF(MAX([.B96:.C96]) = 0; 0; ([.C96]-[.B96])/MAX([.B96:.C96]))" office:value-type="percentage" office:value="0.1875" calcext:value-type="percentage">
            <text:p>18,75%</text:p>
          </table:table-cell>
          <table:table-cell/>
        </table:table-row>
        <table:table-row table:style-name="ro1">
          <table:table-cell office:value-type="string" calcext:value-type="string">
            <text:p>p3.2.i.txt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table:formula="of:=IF(MAX([.B97:.C97]) = 0; 0; ([.C97]-[.B97])/MAX([.B97:.C97]))" office:value-type="percentage" office:value="0.0882352941176471" calcext:value-type="percentage">
            <text:p>8,82%</text:p>
          </table:table-cell>
          <table:table-cell/>
        </table:table-row>
        <table:table-row table:style-name="ro1">
          <table:table-cell office:value-type="string" calcext:value-type="string">
            <text:p>p3.2.j.txt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table:formula="of:=IF(MAX([.B98:.C98]) = 0; 0; ([.C98]-[.B98])/MAX([.B98:.C98]))" office:value-type="percentage" office:value="0.0526315789473684" calcext:value-type="percentage">
            <text:p>5,26%</text:p>
          </table:table-cell>
          <table:table-cell/>
        </table:table-row>
        <table:table-row table:style-name="ro1">
          <table:table-cell office:value-type="string" calcext:value-type="string">
            <text:p>p3.2.k.txt</text:p>
          </table:table-cell>
          <table:table-cell table:number-columns-repeated="2" office:value-type="float" office:value="380" calcext:value-type="float">
            <text:p>380</text:p>
          </table:table-cell>
          <table:table-cell table:formula="of:=IF(MAX([.B99:.C99]) = 0; 0; ([.C99]-[.B99])/MAX([.B99:.C9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2.l.txt</text:p>
          </table:table-cell>
          <table:table-cell office:value-type="float" office:value="380" calcext:value-type="float">
            <text:p>380</text:p>
          </table:table-cell>
          <table:table-cell office:value-type="float" office:value="410" calcext:value-type="float">
            <text:p>410</text:p>
          </table:table-cell>
          <table:table-cell table:formula="of:=IF(MAX([.B100:.C100]) = 0; 0; ([.C100]-[.B100])/MAX([.B100:.C100]))" office:value-type="percentage" office:value="0.0731707317073171" calcext:value-type="percentage">
            <text:p>7,32%</text:p>
          </table:table-cell>
          <table:table-cell/>
        </table:table-row>
        <table:table-row table:style-name="ro1">
          <table:table-cell office:value-type="string" calcext:value-type="string">
            <text:p>p3.2.m.txt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table:formula="of:=IF(MAX([.B101:.C101]) = 0; 0; ([.C101]-[.B101])/MAX([.B101:.C101]))" office:value-type="percentage" office:value="0.0476190476190476" calcext:value-type="percentage">
            <text:p>4,76%</text:p>
          </table:table-cell>
          <table:table-cell/>
        </table:table-row>
        <table:table-row table:style-name="ro1">
          <table:table-cell office:value-type="string" calcext:value-type="string">
            <text:p>p3.2.n.txt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IF(MAX([.B102:.C102]) = 0; 0; ([.C102]-[.B102])/MAX([.B102:.C10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2.o.txt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table:formula="of:=IF(MAX([.B103:.C103]) = 0; 0; ([.C103]-[.B103])/MAX([.B103:.C103]))" office:value-type="percentage" office:value="-0.0425531914893617" calcext:value-type="percentage">
            <text:p>-4,26%</text:p>
          </table:table-cell>
          <table:table-cell/>
        </table:table-row>
        <table:table-row table:style-name="ro1">
          <table:table-cell office:value-type="string" calcext:value-type="string">
            <text:p>p3.2.p.txt</text:p>
          </table:table-cell>
          <table:table-cell table:number-columns-repeated="2" office:value-type="float" office:value="480" calcext:value-type="float">
            <text:p>480</text:p>
          </table:table-cell>
          <table:table-cell table:formula="of:=IF(MAX([.B104:.C104]) = 0; 0; ([.C104]-[.B104])/MAX([.B104:.C10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2.q.txt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formula="of:=IF(MAX([.B105:.C105]) = 0; 0; ([.C105]-[.B105])/MAX([.B105:.C105]))" office:value-type="percentage" office:value="-0.0192307692307692" calcext:value-type="percentage">
            <text:p>-1,92%</text:p>
          </table:table-cell>
          <table:table-cell/>
        </table:table-row>
        <table:table-row table:style-name="ro1">
          <table:table-cell office:value-type="string" calcext:value-type="string">
            <text:p>p3.2.r.txt</text:p>
          </table:table-cell>
          <table:table-cell table:number-columns-repeated="2" office:value-type="float" office:value="510" calcext:value-type="float">
            <text:p>510</text:p>
          </table:table-cell>
          <table:table-cell table:formula="of:=IF(MAX([.B106:.C106]) = 0; 0; ([.C106]-[.B106])/MAX([.B106:.C10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2.s.txt</text:p>
          </table:table-cell>
          <table:table-cell table:number-columns-repeated="2" office:value-type="float" office:value="530" calcext:value-type="float">
            <text:p>530</text:p>
          </table:table-cell>
          <table:table-cell table:formula="of:=IF(MAX([.B107:.C107]) = 0; 0; ([.C107]-[.B107])/MAX([.B107:.C10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2.t.txt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formula="of:=IF(MAX([.B108:.C108]) = 0; 0; ([.C108]-[.B108])/MAX([.B108:.C108]))" office:value-type="percentage" office:value="0.0909090909090909" calcext:value-type="percentage">
            <text:p>9,09%</text:p>
          </table:table-cell>
          <table:table-cell/>
        </table:table-row>
        <table:table-row table:style-name="ro1">
          <table:table-cell office:value-type="string" calcext:value-type="string">
            <text:p>p3.3.a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109:.C109]) = 0; 0; ([.C109]-[.B109])/MAX([.B109:.C10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3.b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110:.C110]) = 0; 0; ([.C110]-[.B110])/MAX([.B110:.C11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3.c.txt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formula="of:=IF(MAX([.B111:.C111]) = 0; 0; ([.C111]-[.B111])/MAX([.B111:.C111]))" office:value-type="percentage" office:value="-0.181818181818182" calcext:value-type="percentage">
            <text:p>-18,18%</text:p>
          </table:table-cell>
          <table:table-cell/>
        </table:table-row>
        <table:table-row table:style-name="ro1">
          <table:table-cell office:value-type="string" calcext:value-type="string">
            <text:p>p3.3.d.txt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IF(MAX([.B112:.C112]) = 0; 0; ([.C112]-[.B112])/MAX([.B112:.C112]))" office:value-type="percentage" office:value="0.0666666666666667" calcext:value-type="percentage">
            <text:p>6,67%</text:p>
          </table:table-cell>
          <table:table-cell/>
        </table:table-row>
        <table:table-row table:style-name="ro1">
          <table:table-cell office:value-type="string" calcext:value-type="string">
            <text:p>p3.3.e.txt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formula="of:=IF(MAX([.B113:.C113]) = 0; 0; ([.C113]-[.B113])/MAX([.B113:.C113]))" office:value-type="percentage" office:value="0.0555555555555556" calcext:value-type="percentage">
            <text:p>5,56%</text:p>
          </table:table-cell>
          <table:table-cell/>
        </table:table-row>
        <table:table-row table:style-name="ro1">
          <table:table-cell office:value-type="string" calcext:value-type="string">
            <text:p>p3.3.f.txt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formula="of:=IF(MAX([.B114:.C114]) = 0; 0; ([.C114]-[.B114])/MAX([.B114:.C114]))"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p3.3.g.txt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IF(MAX([.B115:.C115]) = 0; 0; ([.C115]-[.B115])/MAX([.B115:.C11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3.h.txt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table:formula="of:=IF(MAX([.B116:.C116]) = 0; 0; ([.C116]-[.B116])/MAX([.B116:.C116]))" office:value-type="percentage" office:value="-0.0740740740740741" calcext:value-type="percentage">
            <text:p>-7,41%</text:p>
          </table:table-cell>
          <table:table-cell/>
        </table:table-row>
        <table:table-row table:style-name="ro1">
          <table:table-cell office:value-type="string" calcext:value-type="string">
            <text:p>p3.3.i.txt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formula="of:=IF(MAX([.B117:.C117]) = 0; 0; ([.C117]-[.B117])/MAX([.B117:.C117]))" office:value-type="percentage" office:value="0.0689655172413793" calcext:value-type="percentage">
            <text:p>6,90%</text:p>
          </table:table-cell>
          <table:table-cell/>
        </table:table-row>
        <table:table-row table:style-name="ro1">
          <table:table-cell office:value-type="string" calcext:value-type="string">
            <text:p>p3.3.j.txt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table:formula="of:=IF(MAX([.B118:.C118]) = 0; 0; ([.C118]-[.B118])/MAX([.B118:.C118]))" office:value-type="percentage" office:value="0.205882352941176" calcext:value-type="percentage">
            <text:p>20,59%</text:p>
          </table:table-cell>
          <table:table-cell/>
        </table:table-row>
        <table:table-row table:style-name="ro1">
          <table:table-cell office:value-type="string" calcext:value-type="string">
            <text:p>p3.3.k.txt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IF(MAX([.B119:.C119]) = 0; 0; ([.C119]-[.B119])/MAX([.B119:.C119]))" office:value-type="percentage" office:value="0.222222222222222" calcext:value-type="percentage">
            <text:p>22,22%</text:p>
          </table:table-cell>
          <table:table-cell/>
        </table:table-row>
        <table:table-row table:style-name="ro1">
          <table:table-cell office:value-type="string" calcext:value-type="string">
            <text:p>p3.3.l.txt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formula="of:=IF(MAX([.B120:.C120]) = 0; 0; ([.C120]-[.B120])/MAX([.B120:.C120]))" office:value-type="percentage" office:value="0.0588235294117647" calcext:value-type="percentage">
            <text:p>5,88%</text:p>
          </table:table-cell>
          <table:table-cell/>
        </table:table-row>
        <table:table-row table:style-name="ro1">
          <table:table-cell office:value-type="string" calcext:value-type="string">
            <text:p>p3.3.m.txt</text:p>
          </table:table-cell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table:formula="of:=IF(MAX([.B121:.C121]) = 0; 0; ([.C121]-[.B121])/MAX([.B121:.C121]))" office:value-type="percentage" office:value="0.214285714285714" calcext:value-type="percentage">
            <text:p>21,43%</text:p>
          </table:table-cell>
          <table:table-cell/>
        </table:table-row>
        <table:table-row table:style-name="ro1">
          <table:table-cell office:value-type="string" calcext:value-type="string">
            <text:p>p3.3.n.txt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table:formula="of:=IF(MAX([.B122:.C122]) = 0; 0; ([.C122]-[.B122])/MAX([.B122:.C122]))" office:value-type="percentage" office:value="0.142857142857143" calcext:value-type="percentage">
            <text:p>14,29%</text:p>
          </table:table-cell>
          <table:table-cell/>
        </table:table-row>
        <table:table-row table:style-name="ro1">
          <table:table-cell office:value-type="string" calcext:value-type="string">
            <text:p>p3.3.o.txt</text:p>
          </table:table-cell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table:formula="of:=IF(MAX([.B123:.C123]) = 0; 0; ([.C123]-[.B123])/MAX([.B123:.C123]))" office:value-type="percentage" office:value="0.113636363636364" calcext:value-type="percentage">
            <text:p>11,36%</text:p>
          </table:table-cell>
          <table:table-cell/>
        </table:table-row>
        <table:table-row table:style-name="ro1">
          <table:table-cell office:value-type="string" calcext:value-type="string">
            <text:p>p3.3.p.txt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table:formula="of:=IF(MAX([.B124:.C124]) = 0; 0; ([.C124]-[.B124])/MAX([.B124:.C124]))" office:value-type="percentage" office:value="0.18" calcext:value-type="percentage">
            <text:p>18,00%</text:p>
          </table:table-cell>
          <table:table-cell/>
        </table:table-row>
        <table:table-row table:style-name="ro1">
          <table:table-cell office:value-type="string" calcext:value-type="string">
            <text:p>p3.3.q.txt</text:p>
          </table:table-cell>
          <table:table-cell office:value-type="float" office:value="410" calcext:value-type="float">
            <text:p>410</text:p>
          </table:table-cell>
          <table:table-cell office:value-type="float" office:value="540" calcext:value-type="float">
            <text:p>540</text:p>
          </table:table-cell>
          <table:table-cell table:formula="of:=IF(MAX([.B125:.C125]) = 0; 0; ([.C125]-[.B125])/MAX([.B125:.C125]))" office:value-type="percentage" office:value="0.240740740740741" calcext:value-type="percentage">
            <text:p>24,07%</text:p>
          </table:table-cell>
          <table:table-cell/>
        </table:table-row>
        <table:table-row table:style-name="ro1">
          <table:table-cell office:value-type="string" calcext:value-type="string">
            <text:p>p3.3.r.txt</text:p>
          </table:table-cell>
          <table:table-cell office:value-type="float" office:value="440" calcext:value-type="float">
            <text:p>440</text:p>
          </table:table-cell>
          <table:table-cell office:value-type="float" office:value="570" calcext:value-type="float">
            <text:p>570</text:p>
          </table:table-cell>
          <table:table-cell table:formula="of:=IF(MAX([.B126:.C126]) = 0; 0; ([.C126]-[.B126])/MAX([.B126:.C126]))" office:value-type="percentage" office:value="0.228070175438596" calcext:value-type="percentage">
            <text:p>22,81%</text:p>
          </table:table-cell>
          <table:table-cell/>
        </table:table-row>
        <table:table-row table:style-name="ro1">
          <table:table-cell office:value-type="string" calcext:value-type="string">
            <text:p>p3.3.s.txt</text:p>
          </table:table-cell>
          <table:table-cell office:value-type="float" office:value="470" calcext:value-type="float">
            <text:p>470</text:p>
          </table:table-cell>
          <table:table-cell office:value-type="float" office:value="570" calcext:value-type="float">
            <text:p>570</text:p>
          </table:table-cell>
          <table:table-cell table:formula="of:=IF(MAX([.B127:.C127]) = 0; 0; ([.C127]-[.B127])/MAX([.B127:.C127]))" office:value-type="percentage" office:value="0.175438596491228" calcext:value-type="percentage">
            <text:p>17,54%</text:p>
          </table:table-cell>
          <table:table-cell/>
        </table:table-row>
        <table:table-row table:style-name="ro1">
          <table:table-cell office:value-type="string" calcext:value-type="string">
            <text:p>p3.3.t.txt</text:p>
          </table:table-cell>
          <table:table-cell office:value-type="float" office:value="480" calcext:value-type="float">
            <text:p>480</text:p>
          </table:table-cell>
          <table:table-cell office:value-type="float" office:value="580" calcext:value-type="float">
            <text:p>580</text:p>
          </table:table-cell>
          <table:table-cell table:formula="of:=IF(MAX([.B128:.C128]) = 0; 0; ([.C128]-[.B128])/MAX([.B128:.C128]))" office:value-type="percentage" office:value="0.172413793103448" calcext:value-type="percentage">
            <text:p>17,24%</text:p>
          </table:table-cell>
          <table:table-cell/>
        </table:table-row>
        <table:table-row table:style-name="ro1">
          <table:table-cell office:value-type="string" calcext:value-type="string">
            <text:p>p3.4.a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129:.C129]) = 0; 0; ([.C129]-[.B129])/MAX([.B129:.C12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4.b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130:.C130]) = 0; 0; ([.C130]-[.B130])/MAX([.B130:.C13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4.c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131:.C131]) = 0; 0; ([.C131]-[.B131])/MAX([.B131:.C13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4.d.txt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MAX([.B132:.C132]) = 0; 0; ([.C132]-[.B132])/MAX([.B132:.C13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3.4.e.txt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formula="of:=IF(MAX([.B133:.C133]) = 0; 0; ([.C133]-[.B133])/MAX([.B133:.C133]))" office:value-type="percentage" office:value="0.0714285714285714" calcext:value-type="percentage">
            <text:p>7,14%</text:p>
          </table:table-cell>
          <table:table-cell/>
        </table:table-row>
        <table:table-row table:style-name="ro1">
          <table:table-cell office:value-type="string" calcext:value-type="string">
            <text:p>p3.4.f.txt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formula="of:=IF(MAX([.B134:.C134]) = 0; 0; ([.C134]-[.B134])/MAX([.B134:.C134]))" office:value-type="percentage" office:value="0.0588235294117647" calcext:value-type="percentage">
            <text:p>5,88%</text:p>
          </table:table-cell>
          <table:table-cell/>
        </table:table-row>
        <table:table-row table:style-name="ro1">
          <table:table-cell office:value-type="string" calcext:value-type="string">
            <text:p>p3.4.g.txt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formula="of:=IF(MAX([.B135:.C135]) = 0; 0; ([.C135]-[.B135])/MAX([.B135:.C135]))" office:value-type="percentage" office:value="0.0555555555555556" calcext:value-type="percentage">
            <text:p>5,56%</text:p>
          </table:table-cell>
          <table:table-cell/>
        </table:table-row>
        <table:table-row table:style-name="ro1">
          <table:table-cell office:value-type="string" calcext:value-type="string">
            <text:p>p3.4.h.txt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formula="of:=IF(MAX([.B136:.C136]) = 0; 0; ([.C136]-[.B136])/MAX([.B136:.C136]))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p3.4.i.txt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formula="of:=IF(MAX([.B137:.C137]) = 0; 0; ([.C137]-[.B137])/MAX([.B137:.C137]))" office:value-type="percentage" office:value="0.136363636363636" calcext:value-type="percentage">
            <text:p>13,64%</text:p>
          </table:table-cell>
          <table:table-cell/>
        </table:table-row>
        <table:table-row table:style-name="ro1">
          <table:table-cell office:value-type="string" calcext:value-type="string">
            <text:p>p3.4.j.txt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formula="of:=IF(MAX([.B138:.C138]) = 0; 0; ([.C138]-[.B138])/MAX([.B138:.C138]))" office:value-type="percentage" office:value="0.0454545454545455" calcext:value-type="percentage">
            <text:p>4,55%</text:p>
          </table:table-cell>
          <table:table-cell/>
        </table:table-row>
        <table:table-row table:style-name="ro1">
          <table:table-cell office:value-type="string" calcext:value-type="string">
            <text:p>p3.4.k.txt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table:formula="of:=IF(MAX([.B139:.C139]) = 0; 0; ([.C139]-[.B139])/MAX([.B139:.C139]))" office:value-type="percentage" office:value="-0.107142857142857" calcext:value-type="percentage">
            <text:p>-10,71%</text:p>
          </table:table-cell>
          <table:table-cell/>
        </table:table-row>
        <table:table-row table:style-name="ro1">
          <table:table-cell office:value-type="string" calcext:value-type="string">
            <text:p>p3.4.l.txt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table:formula="of:=IF(MAX([.B140:.C140]) = 0; 0; ([.C140]-[.B140])/MAX([.B140:.C140]))" office:value-type="percentage" office:value="-0.0588235294117647" calcext:value-type="percentage">
            <text:p>-5,88%</text:p>
          </table:table-cell>
          <table:table-cell/>
        </table:table-row>
        <table:table-row table:style-name="ro1">
          <table:table-cell office:value-type="string" calcext:value-type="string">
            <text:p>p3.4.m.txt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formula="of:=IF(MAX([.B141:.C141]) = 0; 0; ([.C141]-[.B141])/MAX([.B141:.C141]))" office:value-type="percentage" office:value="0.0588235294117647" calcext:value-type="percentage">
            <text:p>5,88%</text:p>
          </table:table-cell>
          <table:table-cell/>
        </table:table-row>
        <table:table-row table:style-name="ro1">
          <table:table-cell office:value-type="string" calcext:value-type="string">
            <text:p>p3.4.n.txt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table:formula="of:=IF(MAX([.B142:.C142]) = 0; 0; ([.C142]-[.B142])/MAX([.B142:.C142]))" office:value-type="percentage" office:value="0.0555555555555556" calcext:value-type="percentage">
            <text:p>5,56%</text:p>
          </table:table-cell>
          <table:table-cell/>
        </table:table-row>
        <table:table-row table:style-name="ro1">
          <table:table-cell office:value-type="string" calcext:value-type="string">
            <text:p>p3.4.o.txt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IF(MAX([.B143:.C143]) = 0; 0; ([.C143]-[.B143])/MAX([.B143:.C143]))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p3.4.p.txt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table:formula="of:=IF(MAX([.B144:.C144]) = 0; 0; ([.C144]-[.B144])/MAX([.B144:.C144]))"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p3.4.q.txt</text:p>
          </table:table-cell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table:formula="of:=IF(MAX([.B145:.C145]) = 0; 0; ([.C145]-[.B145])/MAX([.B145:.C145]))" office:value-type="percentage" office:value="0.142857142857143" calcext:value-type="percentage">
            <text:p>14,29%</text:p>
          </table:table-cell>
          <table:table-cell/>
        </table:table-row>
        <table:table-row table:style-name="ro1">
          <table:table-cell office:value-type="string" calcext:value-type="string">
            <text:p>p3.4.r.txt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table:formula="of:=IF(MAX([.B146:.C146]) = 0; 0; ([.C146]-[.B146])/MAX([.B146:.C146]))" office:value-type="percentage" office:value="0.0476190476190476" calcext:value-type="percentage">
            <text:p>4,76%</text:p>
          </table:table-cell>
          <table:table-cell/>
        </table:table-row>
        <table:table-row table:style-name="ro1">
          <table:table-cell office:value-type="string" calcext:value-type="string">
            <text:p>p3.4.s.txt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table:formula="of:=IF(MAX([.B147:.C147]) = 0; 0; ([.C147]-[.B147])/MAX([.B147:.C147]))" office:value-type="percentage" office:value="0.0909090909090909" calcext:value-type="percentage">
            <text:p>9,09%</text:p>
          </table:table-cell>
          <table:table-cell/>
        </table:table-row>
        <table:table-row table:style-name="ro1">
          <table:table-cell office:value-type="string" calcext:value-type="string">
            <text:p>p3.4.t.txt</text:p>
          </table:table-cell>
          <table:table-cell office:value-type="float" office:value="410" calcext:value-type="float">
            <text:p>410</text:p>
          </table:table-cell>
          <table:table-cell office:value-type="float" office:value="480" calcext:value-type="float">
            <text:p>480</text:p>
          </table:table-cell>
          <table:table-cell table:formula="of:=IF(MAX([.B148:.C148]) = 0; 0; ([.C148]-[.B148])/MAX([.B148:.C148]))" office:value-type="percentage" office:value="0.145833333333333" calcext:value-type="percentage">
            <text:p>14,58%</text:p>
          </table:table-cell>
          <table:table-cell/>
        </table:table-row>
        <table:table-row table:style-name="ro1">
          <table:table-cell office:value-type="string" calcext:value-type="string">
            <text:p>p4.2.a.txt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formula="of:=IF(MAX([.B149:.C149]) = 0; 0; ([.C149]-[.B149])/MAX([.B149:.C149]))" office:value-type="percentage" office:value="-0.0258620689655172" calcext:value-type="percentage">
            <text:p>-2,59%</text:p>
          </table:table-cell>
          <table:table-cell table:style-name="ce4" table:formula="of:=AVERAGE([.D149:.D208])" office:value-type="percentage" office:value="-0.110248185382082" calcext:value-type="percentage">
            <text:p>-11,02%</text:p>
          </table:table-cell>
        </table:table-row>
        <table:table-row table:style-name="ro1">
          <table:table-cell office:value-type="string" calcext:value-type="string">
            <text:p>p4.2.b.txt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table:formula="of:=IF(MAX([.B150:.C150]) = 0; 0; ([.C150]-[.B150])/MAX([.B150:.C150]))" office:value-type="percentage" office:value="-0.263157894736842" calcext:value-type="percentage">
            <text:p>-26,32%</text:p>
          </table:table-cell>
          <table:table-cell/>
        </table:table-row>
        <table:table-row table:style-name="ro1">
          <table:table-cell office:value-type="string" calcext:value-type="string">
            <text:p>p4.2.c.txt</text:p>
          </table:table-cell>
          <table:table-cell office:value-type="float" office:value="217" calcext:value-type="float">
            <text:p>217</text:p>
          </table:table-cell>
          <table:table-cell office:value-type="float" office:value="176" calcext:value-type="float">
            <text:p>176</text:p>
          </table:table-cell>
          <table:table-cell table:formula="of:=IF(MAX([.B151:.C151]) = 0; 0; ([.C151]-[.B151])/MAX([.B151:.C151]))" office:value-type="percentage" office:value="-0.188940092165899" calcext:value-type="percentage">
            <text:p>-18,89%</text:p>
          </table:table-cell>
          <table:table-cell/>
        </table:table-row>
        <table:table-row table:style-name="ro1">
          <table:table-cell office:value-type="string" calcext:value-type="string">
            <text:p>p4.2.d.txt</text:p>
          </table:table-cell>
          <table:table-cell office:value-type="float" office:value="288" calcext:value-type="float">
            <text:p>288</text:p>
          </table:table-cell>
          <table:table-cell office:value-type="float" office:value="221" calcext:value-type="float">
            <text:p>221</text:p>
          </table:table-cell>
          <table:table-cell table:formula="of:=IF(MAX([.B152:.C152]) = 0; 0; ([.C152]-[.B152])/MAX([.B152:.C152]))" office:value-type="percentage" office:value="-0.232638888888889" calcext:value-type="percentage">
            <text:p>-23,26%</text:p>
          </table:table-cell>
          <table:table-cell/>
        </table:table-row>
        <table:table-row table:style-name="ro1">
          <table:table-cell office:value-type="string" calcext:value-type="string">
            <text:p>p4.2.e.txt</text:p>
          </table:table-cell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 table:formula="of:=IF(MAX([.B153:.C153]) = 0; 0; ([.C153]-[.B153])/MAX([.B153:.C153]))" office:value-type="percentage" office:value="-0.170068027210884" calcext:value-type="percentage">
            <text:p>-17,01%</text:p>
          </table:table-cell>
          <table:table-cell/>
        </table:table-row>
        <table:table-row table:style-name="ro1">
          <table:table-cell office:value-type="string" calcext:value-type="string">
            <text:p>p4.2.f.txt</text:p>
          </table:table-cell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table:formula="of:=IF(MAX([.B154:.C154]) = 0; 0; ([.C154]-[.B154])/MAX([.B154:.C154]))" office:value-type="percentage" office:value="-0.126153846153846" calcext:value-type="percentage">
            <text:p>-12,62%</text:p>
          </table:table-cell>
          <table:table-cell/>
        </table:table-row>
        <table:table-row table:style-name="ro1">
          <table:table-cell office:value-type="string" calcext:value-type="string">
            <text:p>p4.2.g.txt</text:p>
          </table:table-cell>
          <table:table-cell office:value-type="float" office:value="330" calcext:value-type="float">
            <text:p>330</text:p>
          </table:table-cell>
          <table:table-cell office:value-type="float" office:value="298" calcext:value-type="float">
            <text:p>298</text:p>
          </table:table-cell>
          <table:table-cell table:formula="of:=IF(MAX([.B155:.C155]) = 0; 0; ([.C155]-[.B155])/MAX([.B155:.C155]))" office:value-type="percentage" office:value="-0.096969696969697" calcext:value-type="percentage">
            <text:p>-9,70%</text:p>
          </table:table-cell>
          <table:table-cell/>
        </table:table-row>
        <table:table-row table:style-name="ro1">
          <table:table-cell office:value-type="string" calcext:value-type="string">
            <text:p>p4.2.h.txt</text:p>
          </table:table-cell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table:formula="of:=IF(MAX([.B156:.C156]) = 0; 0; ([.C156]-[.B156])/MAX([.B156:.C156]))" office:value-type="percentage" office:value="-0.192307692307692" calcext:value-type="percentage">
            <text:p>-19,23%</text:p>
          </table:table-cell>
          <table:table-cell/>
        </table:table-row>
        <table:table-row table:style-name="ro1">
          <table:table-cell office:value-type="string" calcext:value-type="string">
            <text:p>p4.2.i.txt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formula="of:=IF(MAX([.B157:.C157]) = 0; 0; ([.C157]-[.B157])/MAX([.B157:.C157]))" office:value-type="percentage" office:value="-0.00254452926208651" calcext:value-type="percentage">
            <text:p>-0,25%</text:p>
          </table:table-cell>
          <table:table-cell/>
        </table:table-row>
        <table:table-row table:style-name="ro1">
          <table:table-cell office:value-type="string" calcext:value-type="string">
            <text:p>p4.2.j.txt</text:p>
          </table:table-cell>
          <table:table-cell office:value-type="float" office:value="388" calcext:value-type="float">
            <text:p>388</text:p>
          </table:table-cell>
          <table:table-cell office:value-type="float" office:value="403" calcext:value-type="float">
            <text:p>403</text:p>
          </table:table-cell>
          <table:table-cell table:formula="of:=IF(MAX([.B158:.C158]) = 0; 0; ([.C158]-[.B158])/MAX([.B158:.C158]))" office:value-type="percentage" office:value="0.0372208436724566" calcext:value-type="percentage">
            <text:p>3,72%</text:p>
          </table:table-cell>
          <table:table-cell/>
        </table:table-row>
        <table:table-row table:style-name="ro1">
          <table:table-cell office:value-type="string" calcext:value-type="string">
            <text:p>p4.2.k.txt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table:formula="of:=IF(MAX([.B159:.C159]) = 0; 0; ([.C159]-[.B159])/MAX([.B159:.C159]))" office:value-type="percentage" office:value="0.0226244343891403" calcext:value-type="percentage">
            <text:p>2,26%</text:p>
          </table:table-cell>
          <table:table-cell/>
        </table:table-row>
        <table:table-row table:style-name="ro1">
          <table:table-cell office:value-type="string" calcext:value-type="string">
            <text:p>p4.2.l.txt</text:p>
          </table:table-cell>
          <table:table-cell office:value-type="float" office:value="456" calcext:value-type="float">
            <text:p>456</text:p>
          </table:table-cell>
          <table:table-cell office:value-type="float" office:value="473" calcext:value-type="float">
            <text:p>473</text:p>
          </table:table-cell>
          <table:table-cell table:formula="of:=IF(MAX([.B160:.C160]) = 0; 0; ([.C160]-[.B160])/MAX([.B160:.C160]))" office:value-type="percentage" office:value="0.0359408033826638" calcext:value-type="percentage">
            <text:p>3,59%</text:p>
          </table:table-cell>
          <table:table-cell/>
        </table:table-row>
        <table:table-row table:style-name="ro1">
          <table:table-cell office:value-type="string" calcext:value-type="string">
            <text:p>p4.2.m.txt</text:p>
          </table:table-cell>
          <table:table-cell office:value-type="float" office:value="453" calcext:value-type="float">
            <text:p>453</text:p>
          </table:table-cell>
          <table:table-cell office:value-type="float" office:value="500" calcext:value-type="float">
            <text:p>500</text:p>
          </table:table-cell>
          <table:table-cell table:formula="of:=IF(MAX([.B161:.C161]) = 0; 0; ([.C161]-[.B161])/MAX([.B161:.C161]))" office:value-type="percentage" office:value="0.094" calcext:value-type="percentage">
            <text:p>9,40%</text:p>
          </table:table-cell>
          <table:table-cell/>
        </table:table-row>
        <table:table-row table:style-name="ro1">
          <table:table-cell office:value-type="string" calcext:value-type="string">
            <text:p>p4.2.n.txt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formula="of:=IF(MAX([.B162:.C162]) = 0; 0; ([.C162]-[.B162])/MAX([.B162:.C162]))" office:value-type="percentage" office:value="0.108256880733945" calcext:value-type="percentage">
            <text:p>10,83%</text:p>
          </table:table-cell>
          <table:table-cell/>
        </table:table-row>
        <table:table-row table:style-name="ro1">
          <table:table-cell office:value-type="string" calcext:value-type="string">
            <text:p>p4.2.o.txt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  <table:table-cell table:formula="of:=IF(MAX([.B163:.C163]) = 0; 0; ([.C163]-[.B163])/MAX([.B163:.C163]))" office:value-type="percentage" office:value="0.112794612794613" calcext:value-type="percentage">
            <text:p>11,28%</text:p>
          </table:table-cell>
          <table:table-cell/>
        </table:table-row>
        <table:table-row table:style-name="ro1">
          <table:table-cell office:value-type="string" calcext:value-type="string">
            <text:p>p4.2.p.txt</text:p>
          </table:table-cell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  <table:table-cell table:formula="of:=IF(MAX([.B164:.C164]) = 0; 0; ([.C164]-[.B164])/MAX([.B164:.C164]))" office:value-type="percentage" office:value="0.0133333333333333" calcext:value-type="percentage">
            <text:p>1,33%</text:p>
          </table:table-cell>
          <table:table-cell/>
        </table:table-row>
        <table:table-row table:style-name="ro1">
          <table:table-cell office:value-type="string" calcext:value-type="string">
            <text:p>p4.2.q.txt</text:p>
          </table:table-cell>
          <table:table-cell office:value-type="float" office:value="62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table:formula="of:=IF(MAX([.B165:.C165]) = 0; 0; ([.C165]-[.B165])/MAX([.B165:.C165]))" office:value-type="percentage" office:value="-0.0143540669856459" calcext:value-type="percentage">
            <text:p>-1,44%</text:p>
          </table:table-cell>
          <table:table-cell/>
        </table:table-row>
        <table:table-row table:style-name="ro1">
          <table:table-cell office:value-type="string" calcext:value-type="string">
            <text:p>p4.2.r.txt</text:p>
          </table:table-cell>
          <table:table-cell office:value-type="float" office:value="548" calcext:value-type="float">
            <text:p>548</text:p>
          </table:table-cell>
          <table:table-cell office:value-type="float" office:value="637" calcext:value-type="float">
            <text:p>637</text:p>
          </table:table-cell>
          <table:table-cell table:formula="of:=IF(MAX([.B166:.C166]) = 0; 0; ([.C166]-[.B166])/MAX([.B166:.C166]))" office:value-type="percentage" office:value="0.139717425431711" calcext:value-type="percentage">
            <text:p>13,97%</text:p>
          </table:table-cell>
          <table:table-cell/>
        </table:table-row>
        <table:table-row table:style-name="ro1">
          <table:table-cell office:value-type="string" calcext:value-type="string">
            <text:p>p4.2.s.txt</text:p>
          </table:table-cell>
          <table:table-cell office:value-type="float" office:value="563" calcext:value-type="float">
            <text:p>563</text:p>
          </table:table-cell>
          <table:table-cell office:value-type="float" office:value="659" calcext:value-type="float">
            <text:p>659</text:p>
          </table:table-cell>
          <table:table-cell table:formula="of:=IF(MAX([.B167:.C167]) = 0; 0; ([.C167]-[.B167])/MAX([.B167:.C167]))" office:value-type="percentage" office:value="0.14567526555387" calcext:value-type="percentage">
            <text:p>14,57%</text:p>
          </table:table-cell>
          <table:table-cell/>
        </table:table-row>
        <table:table-row table:style-name="ro1">
          <table:table-cell office:value-type="string" calcext:value-type="string">
            <text:p>p4.2.t.txt</text:p>
          </table:table-cell>
          <table:table-cell office:value-type="float" office:value="593" calcext:value-type="float">
            <text:p>593</text:p>
          </table:table-cell>
          <table:table-cell office:value-type="float" office:value="697" calcext:value-type="float">
            <text:p>697</text:p>
          </table:table-cell>
          <table:table-cell table:formula="of:=IF(MAX([.B168:.C168]) = 0; 0; ([.C168]-[.B168])/MAX([.B168:.C168]))" office:value-type="percentage" office:value="0.149210903873745" calcext:value-type="percentage">
            <text:p>14,92%</text:p>
          </table:table-cell>
          <table:table-cell/>
        </table:table-row>
        <table:table-row table:style-name="ro1">
          <table:table-cell office:value-type="string" calcext:value-type="string">
            <text:p>p4.3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169:.C169]) = 0; 0; ([.C169]-[.B169])/MAX([.B169:.C16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3.b.txt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MAX([.B170:.C170]) = 0; 0; ([.C170]-[.B170])/MAX([.B170:.C17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3.c.txt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table:formula="of:=IF(MAX([.B171:.C171]) = 0; 0; ([.C171]-[.B171])/MAX([.B171:.C171]))" office:value-type="percentage" office:value="0.0709677419354839" calcext:value-type="percentage">
            <text:p>7,10%</text:p>
          </table:table-cell>
          <table:table-cell/>
        </table:table-row>
        <table:table-row table:style-name="ro1">
          <table:table-cell office:value-type="string" calcext:value-type="string">
            <text:p>p4.3.d.txt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formula="of:=IF(MAX([.B172:.C172]) = 0; 0; ([.C172]-[.B172])/MAX([.B172:.C172]))" office:value-type="percentage" office:value="-0.0105820105820106" calcext:value-type="percentage">
            <text:p>-1,06%</text:p>
          </table:table-cell>
          <table:table-cell/>
        </table:table-row>
        <table:table-row table:style-name="ro1">
          <table:table-cell office:value-type="string" calcext:value-type="string">
            <text:p>p4.3.e.txt</text:p>
          </table:table-cell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table:formula="of:=IF(MAX([.B173:.C173]) = 0; 0; ([.C173]-[.B173])/MAX([.B173:.C173]))" office:value-type="percentage" office:value="-0.241758241758242" calcext:value-type="percentage">
            <text:p>-24,18%</text:p>
          </table:table-cell>
          <table:table-cell/>
        </table:table-row>
        <table:table-row table:style-name="ro1">
          <table:table-cell office:value-type="string" calcext:value-type="string">
            <text:p>p4.3.f.txt</text:p>
          </table:table-cell>
          <table:table-cell office:value-type="float" office:value="337" calcext:value-type="float">
            <text:p>337</text:p>
          </table:table-cell>
          <table:table-cell office:value-type="float" office:value="244" calcext:value-type="float">
            <text:p>244</text:p>
          </table:table-cell>
          <table:table-cell table:formula="of:=IF(MAX([.B174:.C174]) = 0; 0; ([.C174]-[.B174])/MAX([.B174:.C174]))" office:value-type="percentage" office:value="-0.275964391691395" calcext:value-type="percentage">
            <text:p>-27,60%</text:p>
          </table:table-cell>
          <table:table-cell/>
        </table:table-row>
        <table:table-row table:style-name="ro1">
          <table:table-cell office:value-type="string" calcext:value-type="string">
            <text:p>p4.3.g.txt</text:p>
          </table:table-cell>
          <table:table-cell office:value-type="float" office:value="378" calcext:value-type="float">
            <text:p>378</text:p>
          </table:table-cell>
          <table:table-cell office:value-type="float" office:value="270" calcext:value-type="float">
            <text:p>270</text:p>
          </table:table-cell>
          <table:table-cell table:formula="of:=IF(MAX([.B175:.C175]) = 0; 0; ([.C175]-[.B175])/MAX([.B175:.C175]))" office:value-type="percentage" office:value="-0.285714285714286" calcext:value-type="percentage">
            <text:p>-28,57%</text:p>
          </table:table-cell>
          <table:table-cell/>
        </table:table-row>
        <table:table-row table:style-name="ro1">
          <table:table-cell office:value-type="string" calcext:value-type="string">
            <text:p>p4.3.h.txt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  <table:table-cell table:formula="of:=IF(MAX([.B176:.C176]) = 0; 0; ([.C176]-[.B176])/MAX([.B176:.C176]))" office:value-type="percentage" office:value="-0.294117647058823" calcext:value-type="percentage">
            <text:p>-29,41%</text:p>
          </table:table-cell>
          <table:table-cell/>
        </table:table-row>
        <table:table-row table:style-name="ro1">
          <table:table-cell office:value-type="string" calcext:value-type="string">
            <text:p>p4.3.i.txt</text:p>
          </table:table-cell>
          <table:table-cell office:value-type="float" office:value="403" calcext:value-type="float">
            <text:p>403</text:p>
          </table:table-cell>
          <table:table-cell office:value-type="float" office:value="331" calcext:value-type="float">
            <text:p>331</text:p>
          </table:table-cell>
          <table:table-cell table:formula="of:=IF(MAX([.B177:.C177]) = 0; 0; ([.C177]-[.B177])/MAX([.B177:.C177]))" office:value-type="percentage" office:value="-0.178660049627792" calcext:value-type="percentage">
            <text:p>-17,87%</text:p>
          </table:table-cell>
          <table:table-cell/>
        </table:table-row>
        <table:table-row table:style-name="ro1">
          <table:table-cell office:value-type="string" calcext:value-type="string">
            <text:p>p4.3.j.txt</text:p>
          </table:table-cell>
          <table:table-cell office:value-type="float" office:value="458" calcext:value-type="float">
            <text:p>458</text:p>
          </table:table-cell>
          <table:table-cell office:value-type="float" office:value="347" calcext:value-type="float">
            <text:p>347</text:p>
          </table:table-cell>
          <table:table-cell table:formula="of:=IF(MAX([.B178:.C178]) = 0; 0; ([.C178]-[.B178])/MAX([.B178:.C178]))" office:value-type="percentage" office:value="-0.24235807860262" calcext:value-type="percentage">
            <text:p>-24,24%</text:p>
          </table:table-cell>
          <table:table-cell/>
        </table:table-row>
        <table:table-row table:style-name="ro1">
          <table:table-cell office:value-type="string" calcext:value-type="string">
            <text:p>p4.3.k.txt</text:p>
          </table:table-cell>
          <table:table-cell office:value-type="float" office:value="487" calcext:value-type="float">
            <text:p>487</text:p>
          </table:table-cell>
          <table:table-cell office:value-type="float" office:value="352" calcext:value-type="float">
            <text:p>352</text:p>
          </table:table-cell>
          <table:table-cell table:formula="of:=IF(MAX([.B179:.C179]) = 0; 0; ([.C179]-[.B179])/MAX([.B179:.C179]))" office:value-type="percentage" office:value="-0.277207392197125" calcext:value-type="percentage">
            <text:p>-27,72%</text:p>
          </table:table-cell>
          <table:table-cell/>
        </table:table-row>
        <table:table-row table:style-name="ro1">
          <table:table-cell office:value-type="string" calcext:value-type="string">
            <text:p>p4.3.l.txt</text:p>
          </table:table-cell>
          <table:table-cell office:value-type="float" office:value="536" calcext:value-type="float">
            <text:p>536</text:p>
          </table:table-cell>
          <table:table-cell office:value-type="float" office:value="375" calcext:value-type="float">
            <text:p>375</text:p>
          </table:table-cell>
          <table:table-cell table:formula="of:=IF(MAX([.B180:.C180]) = 0; 0; ([.C180]-[.B180])/MAX([.B180:.C180]))" office:value-type="percentage" office:value="-0.300373134328358" calcext:value-type="percentage">
            <text:p>-30,04%</text:p>
          </table:table-cell>
          <table:table-cell/>
        </table:table-row>
        <table:table-row table:style-name="ro1">
          <table:table-cell office:value-type="string" calcext:value-type="string">
            <text:p>p4.3.m.txt</text:p>
          </table:table-cell>
          <table:table-cell office:value-type="float" office:value="491" calcext:value-type="float">
            <text:p>491</text:p>
          </table:table-cell>
          <table:table-cell office:value-type="float" office:value="435" calcext:value-type="float">
            <text:p>435</text:p>
          </table:table-cell>
          <table:table-cell table:formula="of:=IF(MAX([.B181:.C181]) = 0; 0; ([.C181]-[.B181])/MAX([.B181:.C181]))" office:value-type="percentage" office:value="-0.114052953156823" calcext:value-type="percentage">
            <text:p>-11,41%</text:p>
          </table:table-cell>
          <table:table-cell/>
        </table:table-row>
        <table:table-row table:style-name="ro1">
          <table:table-cell office:value-type="string" calcext:value-type="string">
            <text:p>p4.3.n.txt</text:p>
          </table:table-cell>
          <table:table-cell office:value-type="float" office:value="491" calcext:value-type="float">
            <text:p>491</text:p>
          </table:table-cell>
          <table:table-cell office:value-type="float" office:value="459" calcext:value-type="float">
            <text:p>459</text:p>
          </table:table-cell>
          <table:table-cell table:formula="of:=IF(MAX([.B182:.C182]) = 0; 0; ([.C182]-[.B182])/MAX([.B182:.C182]))" office:value-type="percentage" office:value="-0.065173116089613" calcext:value-type="percentage">
            <text:p>-6,52%</text:p>
          </table:table-cell>
          <table:table-cell/>
        </table:table-row>
        <table:table-row table:style-name="ro1">
          <table:table-cell office:value-type="string" calcext:value-type="string">
            <text:p>p4.3.o.txt</text:p>
          </table:table-cell>
          <table:table-cell office:value-type="float" office:value="510" calcext:value-type="float">
            <text:p>510</text:p>
          </table:table-cell>
          <table:table-cell office:value-type="float" office:value="482" calcext:value-type="float">
            <text:p>482</text:p>
          </table:table-cell>
          <table:table-cell table:formula="of:=IF(MAX([.B183:.C183]) = 0; 0; ([.C183]-[.B183])/MAX([.B183:.C183]))" office:value-type="percentage" office:value="-0.0549019607843137" calcext:value-type="percentage">
            <text:p>-5,49%</text:p>
          </table:table-cell>
          <table:table-cell/>
        </table:table-row>
        <table:table-row table:style-name="ro1">
          <table:table-cell office:value-type="string" calcext:value-type="string">
            <text:p>p4.3.p.txt</text:p>
          </table:table-cell>
          <table:table-cell office:value-type="float" office:value="531" calcext:value-type="float">
            <text:p>531</text:p>
          </table:table-cell>
          <table:table-cell office:value-type="float" office:value="498" calcext:value-type="float">
            <text:p>498</text:p>
          </table:table-cell>
          <table:table-cell table:formula="of:=IF(MAX([.B184:.C184]) = 0; 0; ([.C184]-[.B184])/MAX([.B184:.C184]))" office:value-type="percentage" office:value="-0.0621468926553672" calcext:value-type="percentage">
            <text:p>-6,21%</text:p>
          </table:table-cell>
          <table:table-cell/>
        </table:table-row>
        <table:table-row table:style-name="ro1">
          <table:table-cell office:value-type="string" calcext:value-type="string">
            <text:p>p4.3.q.txt</text:p>
          </table:table-cell>
          <table:table-cell office:value-type="float" office:value="600" calcext:value-type="float">
            <text:p>600</text:p>
          </table:table-cell>
          <table:table-cell office:value-type="float" office:value="513" calcext:value-type="float">
            <text:p>513</text:p>
          </table:table-cell>
          <table:table-cell table:formula="of:=IF(MAX([.B185:.C185]) = 0; 0; ([.C185]-[.B185])/MAX([.B185:.C185]))" office:value-type="percentage" office:value="-0.145" calcext:value-type="percentage">
            <text:p>-14,50%</text:p>
          </table:table-cell>
          <table:table-cell/>
        </table:table-row>
        <table:table-row table:style-name="ro1">
          <table:table-cell office:value-type="string" calcext:value-type="string">
            <text:p>p4.3.r.txt</text:p>
          </table:table-cell>
          <table:table-cell office:value-type="float" office:value="576" calcext:value-type="float">
            <text:p>576</text:p>
          </table:table-cell>
          <table:table-cell office:value-type="float" office:value="529" calcext:value-type="float">
            <text:p>529</text:p>
          </table:table-cell>
          <table:table-cell table:formula="of:=IF(MAX([.B186:.C186]) = 0; 0; ([.C186]-[.B186])/MAX([.B186:.C186]))" office:value-type="percentage" office:value="-0.0815972222222222" calcext:value-type="percentage">
            <text:p>-8,16%</text:p>
          </table:table-cell>
          <table:table-cell/>
        </table:table-row>
        <table:table-row table:style-name="ro1">
          <table:table-cell office:value-type="string" calcext:value-type="string">
            <text:p>p4.3.s.txt</text:p>
          </table:table-cell>
          <table:table-cell office:value-type="float" office:value="560" calcext:value-type="float">
            <text:p>560</text:p>
          </table:table-cell>
          <table:table-cell office:value-type="float" office:value="591" calcext:value-type="float">
            <text:p>591</text:p>
          </table:table-cell>
          <table:table-cell table:formula="of:=IF(MAX([.B187:.C187]) = 0; 0; ([.C187]-[.B187])/MAX([.B187:.C187]))" office:value-type="percentage" office:value="0.0524534686971235" calcext:value-type="percentage">
            <text:p>5,25%</text:p>
          </table:table-cell>
          <table:table-cell/>
        </table:table-row>
        <table:table-row table:style-name="ro1">
          <table:table-cell office:value-type="string" calcext:value-type="string">
            <text:p>p4.3.t.txt</text:p>
          </table:table-cell>
          <table:table-cell office:value-type="float" office:value="594" calcext:value-type="float">
            <text:p>594</text:p>
          </table:table-cell>
          <table:table-cell office:value-type="float" office:value="621" calcext:value-type="float">
            <text:p>621</text:p>
          </table:table-cell>
          <table:table-cell table:formula="of:=IF(MAX([.B188:.C188]) = 0; 0; ([.C188]-[.B188])/MAX([.B188:.C188]))" office:value-type="percentage" office:value="0.0434782608695652" calcext:value-type="percentage">
            <text:p>4,35%</text:p>
          </table:table-cell>
          <table:table-cell/>
        </table:table-row>
        <table:table-row table:style-name="ro1">
          <table:table-cell office:value-type="string" calcext:value-type="string">
            <text:p>p4.4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189:.C189]) = 0; 0; ([.C189]-[.B189])/MAX([.B189:.C18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4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190:.C190]) = 0; 0; ([.C190]-[.B190])/MAX([.B190:.C19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4.c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191:.C191]) = 0; 0; ([.C191]-[.B191])/MAX([.B191:.C19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4.d.txt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MAX([.B192:.C192]) = 0; 0; ([.C192]-[.B192])/MAX([.B192:.C19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4.4.e.txt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formula="of:=IF(MAX([.B193:.C193]) = 0; 0; ([.C193]-[.B193])/MAX([.B193:.C193]))" office:value-type="percentage" office:value="-0.136363636363636" calcext:value-type="percentage">
            <text:p>-13,64%</text:p>
          </table:table-cell>
          <table:table-cell/>
        </table:table-row>
        <table:table-row table:style-name="ro1">
          <table:table-cell office:value-type="string" calcext:value-type="string">
            <text:p>p4.4.f.txt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table:formula="of:=IF(MAX([.B194:.C194]) = 0; 0; ([.C194]-[.B194])/MAX([.B194:.C194]))" office:value-type="percentage" office:value="-0.0414746543778802" calcext:value-type="percentage">
            <text:p>-4,15%</text:p>
          </table:table-cell>
          <table:table-cell/>
        </table:table-row>
        <table:table-row table:style-name="ro1">
          <table:table-cell office:value-type="string" calcext:value-type="string">
            <text:p>p4.4.g.txt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table:formula="of:=IF(MAX([.B195:.C195]) = 0; 0; ([.C195]-[.B195])/MAX([.B195:.C195]))" office:value-type="percentage" office:value="-0.129707112970711" calcext:value-type="percentage">
            <text:p>-12,97%</text:p>
          </table:table-cell>
          <table:table-cell/>
        </table:table-row>
        <table:table-row table:style-name="ro1">
          <table:table-cell office:value-type="string" calcext:value-type="string">
            <text:p>p4.4.h.txt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table:formula="of:=IF(MAX([.B196:.C196]) = 0; 0; ([.C196]-[.B196])/MAX([.B196:.C196]))" office:value-type="percentage" office:value="-0.153846153846154" calcext:value-type="percentage">
            <text:p>-15,38%</text:p>
          </table:table-cell>
          <table:table-cell/>
        </table:table-row>
        <table:table-row table:style-name="ro1">
          <table:table-cell office:value-type="string" calcext:value-type="string">
            <text:p>p4.4.i.txt</text:p>
          </table:table-cell>
          <table:table-cell office:value-type="float" office:value="346" calcext:value-type="float">
            <text:p>346</text:p>
          </table:table-cell>
          <table:table-cell office:value-type="float" office:value="262" calcext:value-type="float">
            <text:p>262</text:p>
          </table:table-cell>
          <table:table-cell table:formula="of:=IF(MAX([.B197:.C197]) = 0; 0; ([.C197]-[.B197])/MAX([.B197:.C197]))" office:value-type="percentage" office:value="-0.242774566473988" calcext:value-type="percentage">
            <text:p>-24,28%</text:p>
          </table:table-cell>
          <table:table-cell/>
        </table:table-row>
        <table:table-row table:style-name="ro1">
          <table:table-cell office:value-type="string" calcext:value-type="string">
            <text:p>p4.4.j.txt</text:p>
          </table:table-cell>
          <table:table-cell office:value-type="float" office:value="378" calcext:value-type="float">
            <text:p>378</text:p>
          </table:table-cell>
          <table:table-cell office:value-type="float" office:value="283" calcext:value-type="float">
            <text:p>283</text:p>
          </table:table-cell>
          <table:table-cell table:formula="of:=IF(MAX([.B198:.C198]) = 0; 0; ([.C198]-[.B198])/MAX([.B198:.C198]))" office:value-type="percentage" office:value="-0.251322751322751" calcext:value-type="percentage">
            <text:p>-25,13%</text:p>
          </table:table-cell>
          <table:table-cell/>
        </table:table-row>
        <table:table-row table:style-name="ro1">
          <table:table-cell office:value-type="string" calcext:value-type="string">
            <text:p>p4.4.k.txt</text:p>
          </table:table-cell>
          <table:table-cell office:value-type="float" office:value="503" calcext:value-type="float">
            <text:p>503</text:p>
          </table:table-cell>
          <table:table-cell office:value-type="float" office:value="318" calcext:value-type="float">
            <text:p>318</text:p>
          </table:table-cell>
          <table:table-cell table:formula="of:=IF(MAX([.B199:.C199]) = 0; 0; ([.C199]-[.B199])/MAX([.B199:.C199]))" office:value-type="percentage" office:value="-0.36779324055666" calcext:value-type="percentage">
            <text:p>-36,78%</text:p>
          </table:table-cell>
          <table:table-cell/>
        </table:table-row>
        <table:table-row table:style-name="ro1">
          <table:table-cell office:value-type="string" calcext:value-type="string">
            <text:p>p4.4.l.txt</text:p>
          </table:table-cell>
          <table:table-cell office:value-type="float" office:value="506" calcext:value-type="float">
            <text:p>506</text:p>
          </table:table-cell>
          <table:table-cell office:value-type="float" office:value="331" calcext:value-type="float">
            <text:p>331</text:p>
          </table:table-cell>
          <table:table-cell table:formula="of:=IF(MAX([.B200:.C200]) = 0; 0; ([.C200]-[.B200])/MAX([.B200:.C200]))" office:value-type="percentage" office:value="-0.345849802371541" calcext:value-type="percentage">
            <text:p>-34,58%</text:p>
          </table:table-cell>
          <table:table-cell/>
        </table:table-row>
        <table:table-row table:style-name="ro1">
          <table:table-cell office:value-type="string" calcext:value-type="string">
            <text:p>p4.4.m.txt</text:p>
          </table:table-cell>
          <table:table-cell office:value-type="float" office:value="483" calcext:value-type="float">
            <text:p>483</text:p>
          </table:table-cell>
          <table:table-cell office:value-type="float" office:value="331" calcext:value-type="float">
            <text:p>331</text:p>
          </table:table-cell>
          <table:table-cell table:formula="of:=IF(MAX([.B201:.C201]) = 0; 0; ([.C201]-[.B201])/MAX([.B201:.C201]))" office:value-type="percentage" office:value="-0.314699792960663" calcext:value-type="percentage">
            <text:p>-31,47%</text:p>
          </table:table-cell>
          <table:table-cell/>
        </table:table-row>
        <table:table-row table:style-name="ro1">
          <table:table-cell office:value-type="string" calcext:value-type="string">
            <text:p>p4.4.n.txt</text:p>
          </table:table-cell>
          <table:table-cell office:value-type="float" office:value="504" calcext:value-type="float">
            <text:p>504</text:p>
          </table:table-cell>
          <table:table-cell office:value-type="float" office:value="351" calcext:value-type="float">
            <text:p>351</text:p>
          </table:table-cell>
          <table:table-cell table:formula="of:=IF(MAX([.B202:.C202]) = 0; 0; ([.C202]-[.B202])/MAX([.B202:.C202]))" office:value-type="percentage" office:value="-0.303571428571429" calcext:value-type="percentage">
            <text:p>-30,36%</text:p>
          </table:table-cell>
          <table:table-cell/>
        </table:table-row>
        <table:table-row table:style-name="ro1">
          <table:table-cell office:value-type="string" calcext:value-type="string">
            <text:p>p4.4.o.txt</text:p>
          </table:table-cell>
          <table:table-cell office:value-type="float" office:value="556" calcext:value-type="float">
            <text:p>556</text:p>
          </table:table-cell>
          <table:table-cell office:value-type="float" office:value="379" calcext:value-type="float">
            <text:p>379</text:p>
          </table:table-cell>
          <table:table-cell table:formula="of:=IF(MAX([.B203:.C203]) = 0; 0; ([.C203]-[.B203])/MAX([.B203:.C203]))" office:value-type="percentage" office:value="-0.318345323741007" calcext:value-type="percentage">
            <text:p>-31,83%</text:p>
          </table:table-cell>
          <table:table-cell/>
        </table:table-row>
        <table:table-row table:style-name="ro1">
          <table:table-cell office:value-type="string" calcext:value-type="string">
            <text:p>p4.4.p.txt</text:p>
          </table:table-cell>
          <table:table-cell office:value-type="float" office:value="554" calcext:value-type="float">
            <text:p>554</text:p>
          </table:table-cell>
          <table:table-cell office:value-type="float" office:value="420" calcext:value-type="float">
            <text:p>420</text:p>
          </table:table-cell>
          <table:table-cell table:formula="of:=IF(MAX([.B204:.C204]) = 0; 0; ([.C204]-[.B204])/MAX([.B204:.C204]))" office:value-type="percentage" office:value="-0.241877256317689" calcext:value-type="percentage">
            <text:p>-24,19%</text:p>
          </table:table-cell>
          <table:table-cell/>
        </table:table-row>
        <table:table-row table:style-name="ro1">
          <table:table-cell office:value-type="string" calcext:value-type="string">
            <text:p>p4.4.q.txt</text:p>
          </table:table-cell>
          <table:table-cell office:value-type="float" office:value="584" calcext:value-type="float">
            <text:p>584</text:p>
          </table:table-cell>
          <table:table-cell office:value-type="float" office:value="442" calcext:value-type="float">
            <text:p>442</text:p>
          </table:table-cell>
          <table:table-cell table:formula="of:=IF(MAX([.B205:.C205]) = 0; 0; ([.C205]-[.B205])/MAX([.B205:.C205]))" office:value-type="percentage" office:value="-0.243150684931507" calcext:value-type="percentage">
            <text:p>-24,32%</text:p>
          </table:table-cell>
          <table:table-cell/>
        </table:table-row>
        <table:table-row table:style-name="ro1">
          <table:table-cell office:value-type="string" calcext:value-type="string">
            <text:p>p4.4.r.txt</text:p>
          </table:table-cell>
          <table:table-cell office:value-type="float" office:value="604" calcext:value-type="float">
            <text:p>604</text:p>
          </table:table-cell>
          <table:table-cell office:value-type="float" office:value="456" calcext:value-type="float">
            <text:p>456</text:p>
          </table:table-cell>
          <table:table-cell table:formula="of:=IF(MAX([.B206:.C206]) = 0; 0; ([.C206]-[.B206])/MAX([.B206:.C206]))" office:value-type="percentage" office:value="-0.245033112582781" calcext:value-type="percentage">
            <text:p>-24,50%</text:p>
          </table:table-cell>
          <table:table-cell/>
        </table:table-row>
        <table:table-row table:style-name="ro1">
          <table:table-cell office:value-type="string" calcext:value-type="string">
            <text:p>p4.4.s.txt</text:p>
          </table:table-cell>
          <table:table-cell office:value-type="float" office:value="601" calcext:value-type="float">
            <text:p>601</text:p>
          </table:table-cell>
          <table:table-cell office:value-type="float" office:value="483" calcext:value-type="float">
            <text:p>483</text:p>
          </table:table-cell>
          <table:table-cell table:formula="of:=IF(MAX([.B207:.C207]) = 0; 0; ([.C207]-[.B207])/MAX([.B207:.C207]))" office:value-type="percentage" office:value="-0.196339434276206" calcext:value-type="percentage">
            <text:p>-19,63%</text:p>
          </table:table-cell>
          <table:table-cell/>
        </table:table-row>
        <table:table-row table:style-name="ro1">
          <table:table-cell office:value-type="string" calcext:value-type="string">
            <text:p>p4.4.t.txt</text:p>
          </table:table-cell>
          <table:table-cell office:value-type="float" office:value="585" calcext:value-type="float">
            <text:p>585</text:p>
          </table:table-cell>
          <table:table-cell office:value-type="float" office:value="488" calcext:value-type="float">
            <text:p>488</text:p>
          </table:table-cell>
          <table:table-cell table:formula="of:=IF(MAX([.B208:.C208]) = 0; 0; ([.C208]-[.B208])/MAX([.B208:.C208]))" office:value-type="percentage" office:value="-0.165811965811966" calcext:value-type="percentage">
            <text:p>-16,58%</text:p>
          </table:table-cell>
          <table:table-cell/>
        </table:table-row>
        <table:table-row table:style-name="ro1">
          <table:table-cell office:value-type="string" calcext:value-type="string">
            <text:p>p5.2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09:.C209]) = 0; 0; ([.C209]-[.B209])/MAX([.B209:.C209]))" office:value-type="percentage" office:value="0" calcext:value-type="percentage">
            <text:p>0,00%</text:p>
          </table:table-cell>
          <table:table-cell table:style-name="ce4" table:formula="of:=AVERAGE([.D209:.D286])" office:value-type="percentage" office:value="-0.16584718028584" calcext:value-type="percentage">
            <text:p>-16,58%</text:p>
          </table:table-cell>
        </table:table-row>
        <table:table-row table:style-name="ro1">
          <table:table-cell office:value-type="string" calcext:value-type="string">
            <text:p>p5.2.b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210:.C210]) = 0; 0; ([.C210]-[.B210])/MAX([.B210:.C21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2.c.tx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MAX([.B211:.C211]) = 0; 0; ([.C211]-[.B211])/MAX([.B211:.C21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2.d.txt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MAX([.B212:.C212]) = 0; 0; ([.C212]-[.B212])/MAX([.B212:.C21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2.e.txt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MAX([.B213:.C213]) = 0; 0; ([.C213]-[.B213])/MAX([.B213:.C213]))" office:value-type="percentage" office:value="-0.2" calcext:value-type="percentage">
            <text:p>-20,00%</text:p>
          </table:table-cell>
          <table:table-cell/>
        </table:table-row>
        <table:table-row table:style-name="ro1">
          <table:table-cell office:value-type="string" calcext:value-type="string">
            <text:p>p5.2.f.txt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formula="of:=IF(MAX([.B214:.C214]) = 0; 0; ([.C214]-[.B214])/MAX([.B214:.C214]))" office:value-type="percentage" office:value="-0.3125" calcext:value-type="percentage">
            <text:p>-31,25%</text:p>
          </table:table-cell>
          <table:table-cell/>
        </table:table-row>
        <table:table-row table:style-name="ro1">
          <table:table-cell office:value-type="string" calcext:value-type="string">
            <text:p>p5.2.g.txt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table:formula="of:=IF(MAX([.B215:.C215]) = 0; 0; ([.C215]-[.B215])/MAX([.B215:.C215]))" office:value-type="percentage" office:value="-0.176470588235294" calcext:value-type="percentage">
            <text:p>-17,65%</text:p>
          </table:table-cell>
          <table:table-cell/>
        </table:table-row>
        <table:table-row table:style-name="ro1">
          <table:table-cell office:value-type="string" calcext:value-type="string">
            <text:p>p5.2.h.txt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  <table:table-cell table:formula="of:=IF(MAX([.B216:.C216]) = 0; 0; ([.C216]-[.B216])/MAX([.B216:.C216]))" office:value-type="percentage" office:value="-0.517241379310345" calcext:value-type="percentage">
            <text:p>-51,72%</text:p>
          </table:table-cell>
          <table:table-cell/>
        </table:table-row>
        <table:table-row table:style-name="ro1">
          <table:table-cell office:value-type="string" calcext:value-type="string">
            <text:p>p5.2.i.txt</text:p>
          </table:table-cell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table:formula="of:=IF(MAX([.B217:.C217]) = 0; 0; ([.C217]-[.B217])/MAX([.B217:.C217]))" office:value-type="percentage" office:value="-0.457142857142857" calcext:value-type="percentage">
            <text:p>-45,71%</text:p>
          </table:table-cell>
          <table:table-cell/>
        </table:table-row>
        <table:table-row table:style-name="ro1">
          <table:table-cell office:value-type="string" calcext:value-type="string">
            <text:p>p5.2.j.txt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table:formula="of:=IF(MAX([.B218:.C218]) = 0; 0; ([.C218]-[.B218])/MAX([.B218:.C218]))" office:value-type="percentage" office:value="-0.386363636363636" calcext:value-type="percentage">
            <text:p>-38,64%</text:p>
          </table:table-cell>
          <table:table-cell/>
        </table:table-row>
        <table:table-row table:style-name="ro1">
          <table:table-cell office:value-type="string" calcext:value-type="string">
            <text:p>p5.2.k.txt</text:p>
          </table:table-cell>
          <table:table-cell office:value-type="float" office:value="520" calcext:value-type="float">
            <text:p>520</text:p>
          </table:table-cell>
          <table:table-cell office:value-type="float" office:value="270" calcext:value-type="float">
            <text:p>270</text:p>
          </table:table-cell>
          <table:table-cell table:formula="of:=IF(MAX([.B219:.C219]) = 0; 0; ([.C219]-[.B219])/MAX([.B219:.C219]))" office:value-type="percentage" office:value="-0.480769230769231" calcext:value-type="percentage">
            <text:p>-48,08%</text:p>
          </table:table-cell>
          <table:table-cell/>
        </table:table-row>
        <table:table-row table:style-name="ro1">
          <table:table-cell office:value-type="string" calcext:value-type="string">
            <text:p>p5.2.l.txt</text:p>
          </table:table-cell>
          <table:table-cell office:value-type="float" office:value="590" calcext:value-type="float">
            <text:p>590</text:p>
          </table:table-cell>
          <table:table-cell office:value-type="float" office:value="370" calcext:value-type="float">
            <text:p>370</text:p>
          </table:table-cell>
          <table:table-cell table:formula="of:=IF(MAX([.B220:.C220]) = 0; 0; ([.C220]-[.B220])/MAX([.B220:.C220]))" office:value-type="percentage" office:value="-0.372881355932203" calcext:value-type="percentage">
            <text:p>-37,29%</text:p>
          </table:table-cell>
          <table:table-cell/>
        </table:table-row>
        <table:table-row table:style-name="ro1">
          <table:table-cell office:value-type="string" calcext:value-type="string">
            <text:p>p5.2.m.txt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table:formula="of:=IF(MAX([.B221:.C221]) = 0; 0; ([.C221]-[.B221])/MAX([.B221:.C221]))" office:value-type="percentage" office:value="-0.357142857142857" calcext:value-type="percentage">
            <text:p>-35,71%</text:p>
          </table:table-cell>
          <table:table-cell/>
        </table:table-row>
        <table:table-row table:style-name="ro1">
          <table:table-cell office:value-type="string" calcext:value-type="string">
            <text:p>p5.2.n.txt</text:p>
          </table:table-cell>
          <table:table-cell office:value-type="float" office:value="770" calcext:value-type="float">
            <text:p>770</text:p>
          </table:table-cell>
          <table:table-cell office:value-type="float" office:value="450" calcext:value-type="float">
            <text:p>450</text:p>
          </table:table-cell>
          <table:table-cell table:formula="of:=IF(MAX([.B222:.C222]) = 0; 0; ([.C222]-[.B222])/MAX([.B222:.C222]))" office:value-type="percentage" office:value="-0.415584415584416" calcext:value-type="percentage">
            <text:p>-41,56%</text:p>
          </table:table-cell>
          <table:table-cell/>
        </table:table-row>
        <table:table-row table:style-name="ro1">
          <table:table-cell office:value-type="string" calcext:value-type="string">
            <text:p>p5.2.o.txt</text:p>
          </table:table-cell>
          <table:table-cell office:value-type="float" office:value="860" calcext:value-type="float">
            <text:p>860</text:p>
          </table:table-cell>
          <table:table-cell office:value-type="float" office:value="550" calcext:value-type="float">
            <text:p>550</text:p>
          </table:table-cell>
          <table:table-cell table:formula="of:=IF(MAX([.B223:.C223]) = 0; 0; ([.C223]-[.B223])/MAX([.B223:.C223]))" office:value-type="percentage" office:value="-0.36046511627907" calcext:value-type="percentage">
            <text:p>-36,05%</text:p>
          </table:table-cell>
          <table:table-cell/>
        </table:table-row>
        <table:table-row table:style-name="ro1">
          <table:table-cell office:value-type="string" calcext:value-type="string">
            <text:p>p5.2.p.txt</text:p>
          </table:table-cell>
          <table:table-cell office:value-type="float" office:value="930" calcext:value-type="float">
            <text:p>930</text:p>
          </table:table-cell>
          <table:table-cell office:value-type="float" office:value="550" calcext:value-type="float">
            <text:p>550</text:p>
          </table:table-cell>
          <table:table-cell table:formula="of:=IF(MAX([.B224:.C224]) = 0; 0; ([.C224]-[.B224])/MAX([.B224:.C224]))" office:value-type="percentage" office:value="-0.408602150537634" calcext:value-type="percentage">
            <text:p>-40,86%</text:p>
          </table:table-cell>
          <table:table-cell/>
        </table:table-row>
        <table:table-row table:style-name="ro1">
          <table:table-cell office:value-type="string" calcext:value-type="string">
            <text:p>p5.2.q.txt</text:p>
          </table:table-cell>
          <table:table-cell office:value-type="float" office:value="980" calcext:value-type="float">
            <text:p>980</text:p>
          </table:table-cell>
          <table:table-cell office:value-type="float" office:value="620" calcext:value-type="float">
            <text:p>620</text:p>
          </table:table-cell>
          <table:table-cell table:formula="of:=IF(MAX([.B225:.C225]) = 0; 0; ([.C225]-[.B225])/MAX([.B225:.C225]))" office:value-type="percentage" office:value="-0.36734693877551" calcext:value-type="percentage">
            <text:p>-36,73%</text:p>
          </table:table-cell>
          <table:table-cell/>
        </table:table-row>
        <table:table-row table:style-name="ro1">
          <table:table-cell office:value-type="string" calcext:value-type="string">
            <text:p>p5.2.r.txt</text:p>
          </table:table-cell>
          <table:table-cell office:value-type="float" office:value="1080" calcext:value-type="float">
            <text:p>1080</text:p>
          </table:table-cell>
          <table:table-cell office:value-type="float" office:value="690" calcext:value-type="float">
            <text:p>690</text:p>
          </table:table-cell>
          <table:table-cell table:formula="of:=IF(MAX([.B226:.C226]) = 0; 0; ([.C226]-[.B226])/MAX([.B226:.C226]))" office:value-type="percentage" office:value="-0.361111111111111" calcext:value-type="percentage">
            <text:p>-36,11%</text:p>
          </table:table-cell>
          <table:table-cell/>
        </table:table-row>
        <table:table-row table:style-name="ro1">
          <table:table-cell office:value-type="string" calcext:value-type="string">
            <text:p>p5.2.s.txt</text:p>
          </table:table-cell>
          <table:table-cell office:value-type="float" office:value="1090" calcext:value-type="float">
            <text:p>1090</text:p>
          </table:table-cell>
          <table:table-cell office:value-type="float" office:value="810" calcext:value-type="float">
            <text:p>810</text:p>
          </table:table-cell>
          <table:table-cell table:formula="of:=IF(MAX([.B227:.C227]) = 0; 0; ([.C227]-[.B227])/MAX([.B227:.C227]))" office:value-type="percentage" office:value="-0.256880733944954" calcext:value-type="percentage">
            <text:p>-25,69%</text:p>
          </table:table-cell>
          <table:table-cell/>
        </table:table-row>
        <table:table-row table:style-name="ro1">
          <table:table-cell office:value-type="string" calcext:value-type="string">
            <text:p>p5.2.t.txt</text:p>
          </table:table-cell>
          <table:table-cell office:value-type="float" office:value="1100" calcext:value-type="float">
            <text:p>1100</text:p>
          </table:table-cell>
          <table:table-cell office:value-type="float" office:value="810" calcext:value-type="float">
            <text:p>810</text:p>
          </table:table-cell>
          <table:table-cell table:formula="of:=IF(MAX([.B228:.C228]) = 0; 0; ([.C228]-[.B228])/MAX([.B228:.C228]))" office:value-type="percentage" office:value="-0.263636363636364" calcext:value-type="percentage">
            <text:p>-26,36%</text:p>
          </table:table-cell>
          <table:table-cell/>
        </table:table-row>
        <table:table-row table:style-name="ro1">
          <table:table-cell office:value-type="string" calcext:value-type="string">
            <text:p>p5.2.u.txt</text:p>
          </table:table-cell>
          <table:table-cell office:value-type="float" office:value="1130" calcext:value-type="float">
            <text:p>1130</text:p>
          </table:table-cell>
          <table:table-cell office:value-type="float" office:value="950" calcext:value-type="float">
            <text:p>950</text:p>
          </table:table-cell>
          <table:table-cell table:formula="of:=IF(MAX([.B229:.C229]) = 0; 0; ([.C229]-[.B229])/MAX([.B229:.C229]))" office:value-type="percentage" office:value="-0.15929203539823" calcext:value-type="percentage">
            <text:p>-15,93%</text:p>
          </table:table-cell>
          <table:table-cell/>
        </table:table-row>
        <table:table-row table:style-name="ro1">
          <table:table-cell office:value-type="string" calcext:value-type="string">
            <text:p>p5.2.v.txt</text:p>
          </table:table-cell>
          <table:table-cell office:value-type="float" office:value="1180" calcext:value-type="float">
            <text:p>1180</text:p>
          </table:table-cell>
          <table:table-cell office:value-type="float" office:value="1020" calcext:value-type="float">
            <text:p>1020</text:p>
          </table:table-cell>
          <table:table-cell table:formula="of:=IF(MAX([.B230:.C230]) = 0; 0; ([.C230]-[.B230])/MAX([.B230:.C230]))" office:value-type="percentage" office:value="-0.135593220338983" calcext:value-type="percentage">
            <text:p>-13,56%</text:p>
          </table:table-cell>
          <table:table-cell/>
        </table:table-row>
        <table:table-row table:style-name="ro1">
          <table:table-cell office:value-type="string" calcext:value-type="string">
            <text:p>p5.2.w.txt</text:p>
          </table:table-cell>
          <table:table-cell office:value-type="float" office:value="1210" calcext:value-type="float">
            <text:p>1210</text:p>
          </table:table-cell>
          <table:table-cell office:value-type="float" office:value="1070" calcext:value-type="float">
            <text:p>1070</text:p>
          </table:table-cell>
          <table:table-cell table:formula="of:=IF(MAX([.B231:.C231]) = 0; 0; ([.C231]-[.B231])/MAX([.B231:.C231]))" office:value-type="percentage" office:value="-0.115702479338843" calcext:value-type="percentage">
            <text:p>-11,57%</text:p>
          </table:table-cell>
          <table:table-cell/>
        </table:table-row>
        <table:table-row table:style-name="ro1">
          <table:table-cell office:value-type="string" calcext:value-type="string">
            <text:p>p5.2.x.txt</text:p>
          </table:table-cell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table:formula="of:=IF(MAX([.B232:.C232]) = 0; 0; ([.C232]-[.B232])/MAX([.B232:.C232]))" office:value-type="percentage" office:value="-0.109375" calcext:value-type="percentage">
            <text:p>-10,94%</text:p>
          </table:table-cell>
          <table:table-cell/>
        </table:table-row>
        <table:table-row table:style-name="ro1">
          <table:table-cell office:value-type="string" calcext:value-type="string">
            <text:p>p5.2.y.txt</text:p>
          </table:table-cell>
          <table:table-cell office:value-type="float" office:value="1330" calcext:value-type="float">
            <text:p>1330</text:p>
          </table:table-cell>
          <table:table-cell office:value-type="float" office:value="1190" calcext:value-type="float">
            <text:p>1190</text:p>
          </table:table-cell>
          <table:table-cell table:formula="of:=IF(MAX([.B233:.C233]) = 0; 0; ([.C233]-[.B233])/MAX([.B233:.C233]))" office:value-type="percentage" office:value="-0.105263157894737" calcext:value-type="percentage">
            <text:p>-10,53%</text:p>
          </table:table-cell>
          <table:table-cell/>
        </table:table-row>
        <table:table-row table:style-name="ro1">
          <table:table-cell office:value-type="string" calcext:value-type="string">
            <text:p>p5.2.z.txt</text:p>
          </table:table-cell>
          <table:table-cell office:value-type="float" office:value="1400" calcext:value-type="float">
            <text:p>1400</text:p>
          </table:table-cell>
          <table:table-cell office:value-type="float" office:value="1260" calcext:value-type="float">
            <text:p>1260</text:p>
          </table:table-cell>
          <table:table-cell table:formula="of:=IF(MAX([.B234:.C234]) = 0; 0; ([.C234]-[.B234])/MAX([.B234:.C234]))" office:value-type="percentage" office:value="-0.1" calcext:value-type="percentage">
            <text:p>-10,00%</text:p>
          </table:table-cell>
          <table:table-cell/>
        </table:table-row>
        <table:table-row table:style-name="ro1">
          <table:table-cell office:value-type="string" calcext:value-type="string">
            <text:p>p5.3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35:.C235]) = 0; 0; ([.C235]-[.B235])/MAX([.B235:.C23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3.b.tx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MAX([.B236:.C236]) = 0; 0; ([.C236]-[.B236])/MAX([.B236:.C23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3.c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237:.C237]) = 0; 0; ([.C237]-[.B237])/MAX([.B237:.C23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3.d.tx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MAX([.B238:.C238]) = 0; 0; ([.C238]-[.B238])/MAX([.B238:.C238]))" office:value-type="percentage" office:value="-0.0909090909090909" calcext:value-type="percentage">
            <text:p>-9,09%</text:p>
          </table:table-cell>
          <table:table-cell/>
        </table:table-row>
        <table:table-row table:style-name="ro1">
          <table:table-cell office:value-type="string" calcext:value-type="string">
            <text:p>p5.3.e.txt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IF(MAX([.B239:.C239]) = 0; 0; ([.C239]-[.B239])/MAX([.B239:.C239]))" office:value-type="percentage" office:value="-0.0769230769230769" calcext:value-type="percentage">
            <text:p>-7,69%</text:p>
          </table:table-cell>
          <table:table-cell/>
        </table:table-row>
        <table:table-row table:style-name="ro1">
          <table:table-cell office:value-type="string" calcext:value-type="string">
            <text:p>p5.3.f.tx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IF(MAX([.B240:.C240]) = 0; 0; ([.C240]-[.B240])/MAX([.B240:.C240]))" office:value-type="percentage" office:value="-0.1875" calcext:value-type="percentage">
            <text:p>-18,75%</text:p>
          </table:table-cell>
          <table:table-cell/>
        </table:table-row>
        <table:table-row table:style-name="ro1">
          <table:table-cell office:value-type="string" calcext:value-type="string">
            <text:p>p5.3.g.txt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IF(MAX([.B241:.C241]) = 0; 0; ([.C241]-[.B241])/MAX([.B241:.C241]))" office:value-type="percentage" office:value="-0.222222222222222" calcext:value-type="percentage">
            <text:p>-22,22%</text:p>
          </table:table-cell>
          <table:table-cell/>
        </table:table-row>
        <table:table-row table:style-name="ro1">
          <table:table-cell office:value-type="string" calcext:value-type="string">
            <text:p>p5.3.h.txt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formula="of:=IF(MAX([.B242:.C242]) = 0; 0; ([.C242]-[.B242])/MAX([.B242:.C242]))" office:value-type="percentage" office:value="-0.107142857142857" calcext:value-type="percentage">
            <text:p>-10,71%</text:p>
          </table:table-cell>
          <table:table-cell/>
        </table:table-row>
        <table:table-row table:style-name="ro1">
          <table:table-cell office:value-type="string" calcext:value-type="string">
            <text:p>p5.3.i.txt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table:formula="of:=IF(MAX([.B243:.C243]) = 0; 0; ([.C243]-[.B243])/MAX([.B243:.C243]))" office:value-type="percentage" office:value="-0.270833333333333" calcext:value-type="percentage">
            <text:p>-27,08%</text:p>
          </table:table-cell>
          <table:table-cell/>
        </table:table-row>
        <table:table-row table:style-name="ro1">
          <table:table-cell office:value-type="string" calcext:value-type="string">
            <text:p>p5.3.j.txt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table:formula="of:=IF(MAX([.B244:.C244]) = 0; 0; ([.C244]-[.B244])/MAX([.B244:.C244]))" office:value-type="percentage" office:value="-0.163265306122449" calcext:value-type="percentage">
            <text:p>-16,33%</text:p>
          </table:table-cell>
          <table:table-cell/>
        </table:table-row>
        <table:table-row table:style-name="ro1">
          <table:table-cell office:value-type="string" calcext:value-type="string">
            <text:p>p5.3.k.txt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table:formula="of:=IF(MAX([.B245:.C245]) = 0; 0; ([.C245]-[.B245])/MAX([.B245:.C245]))" office:value-type="percentage" office:value="-0.101694915254237" calcext:value-type="percentage">
            <text:p>-10,17%</text:p>
          </table:table-cell>
          <table:table-cell/>
        </table:table-row>
        <table:table-row table:style-name="ro1">
          <table:table-cell office:value-type="string" calcext:value-type="string">
            <text:p>p5.3.l.txt</text:p>
          </table:table-cell>
          <table:table-cell office:value-type="float" office:value="415" calcext:value-type="float">
            <text:p>415</text:p>
          </table:table-cell>
          <table:table-cell office:value-type="float" office:value="300" calcext:value-type="float">
            <text:p>300</text:p>
          </table:table-cell>
          <table:table-cell table:formula="of:=IF(MAX([.B246:.C246]) = 0; 0; ([.C246]-[.B246])/MAX([.B246:.C246]))" office:value-type="percentage" office:value="-0.27710843373494" calcext:value-type="percentage">
            <text:p>-27,71%</text:p>
          </table:table-cell>
          <table:table-cell/>
        </table:table-row>
        <table:table-row table:style-name="ro1">
          <table:table-cell office:value-type="string" calcext:value-type="string">
            <text:p>p5.3.m.txt</text:p>
          </table:table-cell>
          <table:table-cell office:value-type="float" office:value="460" calcext:value-type="float">
            <text:p>460</text:p>
          </table:table-cell>
          <table:table-cell office:value-type="float" office:value="350" calcext:value-type="float">
            <text:p>350</text:p>
          </table:table-cell>
          <table:table-cell table:formula="of:=IF(MAX([.B247:.C247]) = 0; 0; ([.C247]-[.B247])/MAX([.B247:.C247]))" office:value-type="percentage" office:value="-0.239130434782609" calcext:value-type="percentage">
            <text:p>-23,91%</text:p>
          </table:table-cell>
          <table:table-cell/>
        </table:table-row>
        <table:table-row table:style-name="ro1">
          <table:table-cell office:value-type="string" calcext:value-type="string">
            <text:p>p5.3.n.txt</text:p>
          </table:table-cell>
          <table:table-cell office:value-type="float" office:value="530" calcext:value-type="float">
            <text:p>530</text:p>
          </table:table-cell>
          <table:table-cell office:value-type="float" office:value="435" calcext:value-type="float">
            <text:p>435</text:p>
          </table:table-cell>
          <table:table-cell table:formula="of:=IF(MAX([.B248:.C248]) = 0; 0; ([.C248]-[.B248])/MAX([.B248:.C248]))" office:value-type="percentage" office:value="-0.179245283018868" calcext:value-type="percentage">
            <text:p>-17,92%</text:p>
          </table:table-cell>
          <table:table-cell/>
        </table:table-row>
        <table:table-row table:style-name="ro1">
          <table:table-cell office:value-type="string" calcext:value-type="string">
            <text:p>p5.3.o.txt</text:p>
          </table:table-cell>
          <table:table-cell office:value-type="float" office:value="650" calcext:value-type="float">
            <text:p>650</text:p>
          </table:table-cell>
          <table:table-cell office:value-type="float" office:value="485" calcext:value-type="float">
            <text:p>485</text:p>
          </table:table-cell>
          <table:table-cell table:formula="of:=IF(MAX([.B249:.C249]) = 0; 0; ([.C249]-[.B249])/MAX([.B249:.C249]))" office:value-type="percentage" office:value="-0.253846153846154" calcext:value-type="percentage">
            <text:p>-25,38%</text:p>
          </table:table-cell>
          <table:table-cell/>
        </table:table-row>
        <table:table-row table:style-name="ro1">
          <table:table-cell office:value-type="string" calcext:value-type="string">
            <text:p>p5.3.p.txt</text:p>
          </table:table-cell>
          <table:table-cell office:value-type="float" office:value="740" calcext:value-type="float">
            <text:p>740</text:p>
          </table:table-cell>
          <table:table-cell office:value-type="float" office:value="575" calcext:value-type="float">
            <text:p>575</text:p>
          </table:table-cell>
          <table:table-cell table:formula="of:=IF(MAX([.B250:.C250]) = 0; 0; ([.C250]-[.B250])/MAX([.B250:.C250]))" office:value-type="percentage" office:value="-0.222972972972973" calcext:value-type="percentage">
            <text:p>-22,30%</text:p>
          </table:table-cell>
          <table:table-cell/>
        </table:table-row>
        <table:table-row table:style-name="ro1">
          <table:table-cell office:value-type="string" calcext:value-type="string">
            <text:p>p5.3.q.txt</text:p>
          </table:table-cell>
          <table:table-cell office:value-type="float" office:value="835" calcext:value-type="float">
            <text:p>835</text:p>
          </table:table-cell>
          <table:table-cell office:value-type="float" office:value="600" calcext:value-type="float">
            <text:p>600</text:p>
          </table:table-cell>
          <table:table-cell table:formula="of:=IF(MAX([.B251:.C251]) = 0; 0; ([.C251]-[.B251])/MAX([.B251:.C251]))" office:value-type="percentage" office:value="-0.281437125748503" calcext:value-type="percentage">
            <text:p>-28,14%</text:p>
          </table:table-cell>
          <table:table-cell/>
        </table:table-row>
        <table:table-row table:style-name="ro1">
          <table:table-cell office:value-type="string" calcext:value-type="string">
            <text:p>p5.3.r.txt</text:p>
          </table:table-cell>
          <table:table-cell office:value-type="float" office:value="860" calcext:value-type="float">
            <text:p>860</text:p>
          </table:table-cell>
          <table:table-cell office:value-type="float" office:value="660" calcext:value-type="float">
            <text:p>660</text:p>
          </table:table-cell>
          <table:table-cell table:formula="of:=IF(MAX([.B252:.C252]) = 0; 0; ([.C252]-[.B252])/MAX([.B252:.C252]))" office:value-type="percentage" office:value="-0.232558139534884" calcext:value-type="percentage">
            <text:p>-23,26%</text:p>
          </table:table-cell>
          <table:table-cell/>
        </table:table-row>
        <table:table-row table:style-name="ro1">
          <table:table-cell office:value-type="string" calcext:value-type="string">
            <text:p>p5.3.s.txt</text:p>
          </table:table-cell>
          <table:table-cell office:value-type="float" office:value="960" calcext:value-type="float">
            <text:p>960</text:p>
          </table:table-cell>
          <table:table-cell office:value-type="float" office:value="720" calcext:value-type="float">
            <text:p>720</text:p>
          </table:table-cell>
          <table:table-cell table:formula="of:=IF(MAX([.B253:.C253]) = 0; 0; ([.C253]-[.B253])/MAX([.B253:.C253]))" office:value-type="percentage" office:value="-0.25" calcext:value-type="percentage">
            <text:p>-25,00%</text:p>
          </table:table-cell>
          <table:table-cell/>
        </table:table-row>
        <table:table-row table:style-name="ro1">
          <table:table-cell office:value-type="string" calcext:value-type="string">
            <text:p>p5.3.t.txt</text:p>
          </table:table-cell>
          <table:table-cell office:value-type="float" office:value="980" calcext:value-type="float">
            <text:p>980</text:p>
          </table:table-cell>
          <table:table-cell office:value-type="float" office:value="805" calcext:value-type="float">
            <text:p>805</text:p>
          </table:table-cell>
          <table:table-cell table:formula="of:=IF(MAX([.B254:.C254]) = 0; 0; ([.C254]-[.B254])/MAX([.B254:.C254]))" office:value-type="percentage" office:value="-0.178571428571429" calcext:value-type="percentage">
            <text:p>-17,86%</text:p>
          </table:table-cell>
          <table:table-cell/>
        </table:table-row>
        <table:table-row table:style-name="ro1">
          <table:table-cell office:value-type="string" calcext:value-type="string">
            <text:p>p5.3.u.txt</text:p>
          </table:table-cell>
          <table:table-cell office:value-type="float" office:value="1025" calcext:value-type="float">
            <text:p>1025</text:p>
          </table:table-cell>
          <table:table-cell office:value-type="float" office:value="875" calcext:value-type="float">
            <text:p>875</text:p>
          </table:table-cell>
          <table:table-cell table:formula="of:=IF(MAX([.B255:.C255]) = 0; 0; ([.C255]-[.B255])/MAX([.B255:.C255]))" office:value-type="percentage" office:value="-0.146341463414634" calcext:value-type="percentage">
            <text:p>-14,63%</text:p>
          </table:table-cell>
          <table:table-cell/>
        </table:table-row>
        <table:table-row table:style-name="ro1">
          <table:table-cell office:value-type="string" calcext:value-type="string">
            <text:p>p5.3.v.txt</text:p>
          </table:table-cell>
          <table:table-cell office:value-type="float" office:value="1135" calcext:value-type="float">
            <text:p>1135</text:p>
          </table:table-cell>
          <table:table-cell office:value-type="float" office:value="910" calcext:value-type="float">
            <text:p>910</text:p>
          </table:table-cell>
          <table:table-cell table:formula="of:=IF(MAX([.B256:.C256]) = 0; 0; ([.C256]-[.B256])/MAX([.B256:.C256]))" office:value-type="percentage" office:value="-0.198237885462555" calcext:value-type="percentage">
            <text:p>-19,82%</text:p>
          </table:table-cell>
          <table:table-cell/>
        </table:table-row>
        <table:table-row table:style-name="ro1">
          <table:table-cell office:value-type="string" calcext:value-type="string">
            <text:p>p5.3.w.txt</text:p>
          </table:table-cell>
          <table:table-cell office:value-type="float" office:value="1185" calcext:value-type="float">
            <text:p>1185</text:p>
          </table:table-cell>
          <table:table-cell office:value-type="float" office:value="1035" calcext:value-type="float">
            <text:p>1035</text:p>
          </table:table-cell>
          <table:table-cell table:formula="of:=IF(MAX([.B257:.C257]) = 0; 0; ([.C257]-[.B257])/MAX([.B257:.C257]))" office:value-type="percentage" office:value="-0.126582278481013" calcext:value-type="percentage">
            <text:p>-12,66%</text:p>
          </table:table-cell>
          <table:table-cell/>
        </table:table-row>
        <table:table-row table:style-name="ro1">
          <table:table-cell office:value-type="string" calcext:value-type="string">
            <text:p>p5.3.x.txt</text:p>
          </table:table-cell>
          <table:table-cell office:value-type="float" office:value="1225" calcext:value-type="float">
            <text:p>1225</text:p>
          </table:table-cell>
          <table:table-cell office:value-type="float" office:value="1030" calcext:value-type="float">
            <text:p>1030</text:p>
          </table:table-cell>
          <table:table-cell table:formula="of:=IF(MAX([.B258:.C258]) = 0; 0; ([.C258]-[.B258])/MAX([.B258:.C258]))" office:value-type="percentage" office:value="-0.159183673469388" calcext:value-type="percentage">
            <text:p>-15,92%</text:p>
          </table:table-cell>
          <table:table-cell/>
        </table:table-row>
        <table:table-row table:style-name="ro1">
          <table:table-cell office:value-type="string" calcext:value-type="string">
            <text:p>p5.3.y.txt</text:p>
          </table:table-cell>
          <table:table-cell office:value-type="float" office:value="1205" calcext:value-type="float">
            <text:p>1205</text:p>
          </table:table-cell>
          <table:table-cell office:value-type="float" office:value="1100" calcext:value-type="float">
            <text:p>1100</text:p>
          </table:table-cell>
          <table:table-cell table:formula="of:=IF(MAX([.B259:.C259]) = 0; 0; ([.C259]-[.B259])/MAX([.B259:.C259]))" office:value-type="percentage" office:value="-0.0871369294605809" calcext:value-type="percentage">
            <text:p>-8,71%</text:p>
          </table:table-cell>
          <table:table-cell/>
        </table:table-row>
        <table:table-row table:style-name="ro1">
          <table:table-cell office:value-type="string" calcext:value-type="string">
            <text:p>p5.3.z.txt</text:p>
          </table:table-cell>
          <table:table-cell office:value-type="float" office:value="1255" calcext:value-type="float">
            <text:p>1255</text:p>
          </table:table-cell>
          <table:table-cell office:value-type="float" office:value="1170" calcext:value-type="float">
            <text:p>1170</text:p>
          </table:table-cell>
          <table:table-cell table:formula="of:=IF(MAX([.B260:.C260]) = 0; 0; ([.C260]-[.B260])/MAX([.B260:.C260]))" office:value-type="percentage" office:value="-0.0677290836653386" calcext:value-type="percentage">
            <text:p>-6,77%</text:p>
          </table:table-cell>
          <table:table-cell/>
        </table:table-row>
        <table:table-row table:style-name="ro1">
          <table:table-cell office:value-type="string" calcext:value-type="string">
            <text:p>p5.4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61:.C261]) = 0; 0; ([.C261]-[.B261])/MAX([.B261:.C26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62:.C262]) = 0; 0; ([.C262]-[.B262])/MAX([.B262:.C26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c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263:.C263]) = 0; 0; ([.C263]-[.B263])/MAX([.B263:.C26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d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264:.C264]) = 0; 0; ([.C264]-[.B264])/MAX([.B264:.C26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e.tx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MAX([.B265:.C265]) = 0; 0; ([.C265]-[.B265])/MAX([.B265:.C26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f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266:.C266]) = 0; 0; ([.C266]-[.B266])/MAX([.B266:.C26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g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267:.C267]) = 0; 0; ([.C267]-[.B267])/MAX([.B267:.C26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h.txt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MAX([.B268:.C268]) = 0; 0; ([.C268]-[.B268])/MAX([.B268:.C26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5.4.i.txt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IF(MAX([.B269:.C269]) = 0; 0; ([.C269]-[.B269])/MAX([.B269:.C269]))" office:value-type="percentage" office:value="-0.222222222222222" calcext:value-type="percentage">
            <text:p>-22,22%</text:p>
          </table:table-cell>
          <table:table-cell/>
        </table:table-row>
        <table:table-row table:style-name="ro1">
          <table:table-cell office:value-type="string" calcext:value-type="string">
            <text:p>p5.4.j.txt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IF(MAX([.B270:.C270]) = 0; 0; ([.C270]-[.B270])/MAX([.B270:.C270]))" office:value-type="percentage" office:value="-0.222222222222222" calcext:value-type="percentage">
            <text:p>-22,22%</text:p>
          </table:table-cell>
          <table:table-cell/>
        </table:table-row>
        <table:table-row table:style-name="ro1">
          <table:table-cell office:value-type="string" calcext:value-type="string">
            <text:p>p5.4.k.txt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formula="of:=IF(MAX([.B271:.C271]) = 0; 0; ([.C271]-[.B271])/MAX([.B271:.C271]))" office:value-type="percentage" office:value="0.1" calcext:value-type="percentage">
            <text:p>10,00%</text:p>
          </table:table-cell>
          <table:table-cell/>
        </table:table-row>
        <table:table-row table:style-name="ro1">
          <table:table-cell office:value-type="string" calcext:value-type="string">
            <text:p>p5.4.l.txt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IF(MAX([.B272:.C272]) = 0; 0; ([.C272]-[.B272])/MAX([.B272:.C272]))" office:value-type="percentage" office:value="-0.25" calcext:value-type="percentage">
            <text:p>-25,00%</text:p>
          </table:table-cell>
          <table:table-cell/>
        </table:table-row>
        <table:table-row table:style-name="ro1">
          <table:table-cell office:value-type="string" calcext:value-type="string">
            <text:p>p5.4.m.txt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table:formula="of:=IF(MAX([.B273:.C273]) = 0; 0; ([.C273]-[.B273])/MAX([.B273:.C273]))" office:value-type="percentage" office:value="-0.15625" calcext:value-type="percentage">
            <text:p>-15,63%</text:p>
          </table:table-cell>
          <table:table-cell/>
        </table:table-row>
        <table:table-row table:style-name="ro1">
          <table:table-cell office:value-type="string" calcext:value-type="string">
            <text:p>p5.4.n.txt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table:formula="of:=IF(MAX([.B274:.C274]) = 0; 0; ([.C274]-[.B274])/MAX([.B274:.C274]))" office:value-type="percentage" office:value="0.135135135135135" calcext:value-type="percentage">
            <text:p>13,51%</text:p>
          </table:table-cell>
          <table:table-cell/>
        </table:table-row>
        <table:table-row table:style-name="ro1">
          <table:table-cell office:value-type="string" calcext:value-type="string">
            <text:p>p5.4.o.txt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formula="of:=IF(MAX([.B275:.C275]) = 0; 0; ([.C275]-[.B275])/MAX([.B275:.C275]))" office:value-type="percentage" office:value="0.0256410256410256" calcext:value-type="percentage">
            <text:p>2,56%</text:p>
          </table:table-cell>
          <table:table-cell/>
        </table:table-row>
        <table:table-row table:style-name="ro1">
          <table:table-cell office:value-type="string" calcext:value-type="string">
            <text:p>p5.4.p.txt</text:p>
          </table:table-cell>
          <table:table-cell office:value-type="float" office:value="560" calcext:value-type="float">
            <text:p>560</text:p>
          </table:table-cell>
          <table:table-cell office:value-type="float" office:value="460" calcext:value-type="float">
            <text:p>460</text:p>
          </table:table-cell>
          <table:table-cell table:formula="of:=IF(MAX([.B276:.C276]) = 0; 0; ([.C276]-[.B276])/MAX([.B276:.C276]))" office:value-type="percentage" office:value="-0.178571428571429" calcext:value-type="percentage">
            <text:p>-17,86%</text:p>
          </table:table-cell>
          <table:table-cell/>
        </table:table-row>
        <table:table-row table:style-name="ro1">
          <table:table-cell office:value-type="string" calcext:value-type="string">
            <text:p>p5.4.q.txt</text:p>
          </table:table-cell>
          <table:table-cell office:value-type="float" office:value="560" calcext:value-type="float">
            <text:p>560</text:p>
          </table:table-cell>
          <table:table-cell office:value-type="float" office:value="510" calcext:value-type="float">
            <text:p>510</text:p>
          </table:table-cell>
          <table:table-cell table:formula="of:=IF(MAX([.B277:.C277]) = 0; 0; ([.C277]-[.B277])/MAX([.B277:.C277]))" office:value-type="percentage" office:value="-0.0892857142857143" calcext:value-type="percentage">
            <text:p>-8,93%</text:p>
          </table:table-cell>
          <table:table-cell/>
        </table:table-row>
        <table:table-row table:style-name="ro1">
          <table:table-cell office:value-type="string" calcext:value-type="string">
            <text:p>p5.4.r.txt</text:p>
          </table:table-cell>
          <table:table-cell office:value-type="float" office:value="700" calcext:value-type="float">
            <text:p>700</text:p>
          </table:table-cell>
          <table:table-cell office:value-type="float" office:value="630" calcext:value-type="float">
            <text:p>630</text:p>
          </table:table-cell>
          <table:table-cell table:formula="of:=IF(MAX([.B278:.C278]) = 0; 0; ([.C278]-[.B278])/MAX([.B278:.C278]))" office:value-type="percentage" office:value="-0.1" calcext:value-type="percentage">
            <text:p>-10,00%</text:p>
          </table:table-cell>
          <table:table-cell/>
        </table:table-row>
        <table:table-row table:style-name="ro1">
          <table:table-cell office:value-type="string" calcext:value-type="string">
            <text:p>p5.4.s.txt</text:p>
          </table:table-cell>
          <table:table-cell office:value-type="float" office:value="700" calcext:value-type="float">
            <text:p>700</text:p>
          </table:table-cell>
          <table:table-cell office:value-type="float" office:value="630" calcext:value-type="float">
            <text:p>630</text:p>
          </table:table-cell>
          <table:table-cell table:formula="of:=IF(MAX([.B279:.C279]) = 0; 0; ([.C279]-[.B279])/MAX([.B279:.C279]))" office:value-type="percentage" office:value="-0.1" calcext:value-type="percentage">
            <text:p>-10,00%</text:p>
          </table:table-cell>
          <table:table-cell/>
        </table:table-row>
        <table:table-row table:style-name="ro1">
          <table:table-cell office:value-type="string" calcext:value-type="string">
            <text:p>p5.4.t.txt</text:p>
          </table:table-cell>
          <table:table-cell office:value-type="float" office:value="790" calcext:value-type="float">
            <text:p>790</text:p>
          </table:table-cell>
          <table:table-cell office:value-type="float" office:value="680" calcext:value-type="float">
            <text:p>680</text:p>
          </table:table-cell>
          <table:table-cell table:formula="of:=IF(MAX([.B280:.C280]) = 0; 0; ([.C280]-[.B280])/MAX([.B280:.C280]))" office:value-type="percentage" office:value="-0.139240506329114" calcext:value-type="percentage">
            <text:p>-13,92%</text:p>
          </table:table-cell>
          <table:table-cell/>
        </table:table-row>
        <table:table-row table:style-name="ro1">
          <table:table-cell office:value-type="string" calcext:value-type="string">
            <text:p>p5.4.u.txt</text:p>
          </table:table-cell>
          <table:table-cell office:value-type="float" office:value="950" calcext:value-type="float">
            <text:p>950</text:p>
          </table:table-cell>
          <table:table-cell office:value-type="float" office:value="750" calcext:value-type="float">
            <text:p>750</text:p>
          </table:table-cell>
          <table:table-cell table:formula="of:=IF(MAX([.B281:.C281]) = 0; 0; ([.C281]-[.B281])/MAX([.B281:.C281]))" office:value-type="percentage" office:value="-0.210526315789474" calcext:value-type="percentage">
            <text:p>-21,05%</text:p>
          </table:table-cell>
          <table:table-cell/>
        </table:table-row>
        <table:table-row table:style-name="ro1">
          <table:table-cell office:value-type="string" calcext:value-type="string">
            <text:p>p5.4.v.txt</text:p>
          </table:table-cell>
          <table:table-cell office:value-type="float" office:value="1010" calcext:value-type="float">
            <text:p>1010</text:p>
          </table:table-cell>
          <table:table-cell office:value-type="float" office:value="820" calcext:value-type="float">
            <text:p>820</text:p>
          </table:table-cell>
          <table:table-cell table:formula="of:=IF(MAX([.B282:.C282]) = 0; 0; ([.C282]-[.B282])/MAX([.B282:.C282]))" office:value-type="percentage" office:value="-0.188118811881188" calcext:value-type="percentage">
            <text:p>-18,81%</text:p>
          </table:table-cell>
          <table:table-cell/>
        </table:table-row>
        <table:table-row table:style-name="ro1">
          <table:table-cell office:value-type="string" calcext:value-type="string">
            <text:p>p5.4.w.txt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table:formula="of:=IF(MAX([.B283:.C283]) = 0; 0; ([.C283]-[.B283])/MAX([.B283:.C283]))" office:value-type="percentage" office:value="-0.18348623853211" calcext:value-type="percentage">
            <text:p>-18,35%</text:p>
          </table:table-cell>
          <table:table-cell/>
        </table:table-row>
        <table:table-row table:style-name="ro1">
          <table:table-cell office:value-type="string" calcext:value-type="string">
            <text:p>p5.4.x.txt</text:p>
          </table:table-cell>
          <table:table-cell office:value-type="float" office:value="1100" calcext:value-type="float">
            <text:p>1100</text:p>
          </table:table-cell>
          <table:table-cell office:value-type="float" office:value="890" calcext:value-type="float">
            <text:p>890</text:p>
          </table:table-cell>
          <table:table-cell table:formula="of:=IF(MAX([.B284:.C284]) = 0; 0; ([.C284]-[.B284])/MAX([.B284:.C284]))" office:value-type="percentage" office:value="-0.190909090909091" calcext:value-type="percentage">
            <text:p>-19,09%</text:p>
          </table:table-cell>
          <table:table-cell/>
        </table:table-row>
        <table:table-row table:style-name="ro1">
          <table:table-cell office:value-type="string" calcext:value-type="string">
            <text:p>p5.4.y.txt</text:p>
          </table:table-cell>
          <table:table-cell office:value-type="float" office:value="1150" calcext:value-type="float">
            <text:p>1150</text:p>
          </table:table-cell>
          <table:table-cell office:value-type="float" office:value="890" calcext:value-type="float">
            <text:p>890</text:p>
          </table:table-cell>
          <table:table-cell table:formula="of:=IF(MAX([.B285:.C285]) = 0; 0; ([.C285]-[.B285])/MAX([.B285:.C285]))" office:value-type="percentage" office:value="-0.226086956521739" calcext:value-type="percentage">
            <text:p>-22,61%</text:p>
          </table:table-cell>
          <table:table-cell/>
        </table:table-row>
        <table:table-row table:style-name="ro1">
          <table:table-cell office:value-type="string" calcext:value-type="string">
            <text:p>p5.4.z.txt</text:p>
          </table:table-cell>
          <table:table-cell office:value-type="float" office:value="1200" calcext:value-type="float">
            <text:p>1200</text:p>
          </table:table-cell>
          <table:table-cell office:value-type="float" office:value="960" calcext:value-type="float">
            <text:p>960</text:p>
          </table:table-cell>
          <table:table-cell table:formula="of:=IF(MAX([.B286:.C286]) = 0; 0; ([.C286]-[.B286])/MAX([.B286:.C286]))" office:value-type="percentage" office:value="-0.2" calcext:value-type="percentage">
            <text:p>-20,00%</text:p>
          </table:table-cell>
          <table:table-cell/>
        </table:table-row>
        <table:table-row table:style-name="ro1">
          <table:table-cell office:value-type="string" calcext:value-type="string">
            <text:p>p6.2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87:.C287]) = 0; 0; ([.C287]-[.B287])/MAX([.B287:.C287]))" office:value-type="percentage" office:value="0" calcext:value-type="percentage">
            <text:p>0,00%</text:p>
          </table:table-cell>
          <table:table-cell table:style-name="ce4" table:formula="of:=AVERAGE([.D287:.D328])" office:value-type="percentage" office:value="-0.284724444239214" calcext:value-type="percentage">
            <text:p>-28,47%</text:p>
          </table:table-cell>
        </table:table-row>
        <table:table-row table:style-name="ro1">
          <table:table-cell office:value-type="string" calcext:value-type="string">
            <text:p>p6.2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88:.C288]) = 0; 0; ([.C288]-[.B288])/MAX([.B288:.C28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2.c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289:.C289]) = 0; 0; ([.C289]-[.B289])/MAX([.B289:.C28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2.d.txt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table:formula="of:=IF(MAX([.B290:.C290]) = 0; 0; ([.C290]-[.B290])/MAX([.B290:.C290]))" office:value-type="percentage" office:value="-0.45" calcext:value-type="percentage">
            <text:p>-45,00%</text:p>
          </table:table-cell>
          <table:table-cell/>
        </table:table-row>
        <table:table-row table:style-name="ro1">
          <table:table-cell office:value-type="string" calcext:value-type="string">
            <text:p>p6.2.e.txt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formula="of:=IF(MAX([.B291:.C291]) = 0; 0; ([.C291]-[.B291])/MAX([.B291:.C291]))" office:value-type="percentage" office:value="-0.633333333333333" calcext:value-type="percentage">
            <text:p>-63,33%</text:p>
          </table:table-cell>
          <table:table-cell/>
        </table:table-row>
        <table:table-row table:style-name="ro1">
          <table:table-cell office:value-type="string" calcext:value-type="string">
            <text:p>p6.2.f.txt</text:p>
          </table:table-cell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table:formula="of:=IF(MAX([.B292:.C292]) = 0; 0; ([.C292]-[.B292])/MAX([.B292:.C292]))" office:value-type="percentage" office:value="-0.630434782608696" calcext:value-type="percentage">
            <text:p>-63,04%</text:p>
          </table:table-cell>
          <table:table-cell/>
        </table:table-row>
        <table:table-row table:style-name="ro1">
          <table:table-cell office:value-type="string" calcext:value-type="string">
            <text:p>p6.2.g.txt</text:p>
          </table:table-cell>
          <table:table-cell office:value-type="float" office:value="342" calcext:value-type="float">
            <text:p>342</text:p>
          </table:table-cell>
          <table:table-cell office:value-type="float" office:value="156" calcext:value-type="float">
            <text:p>156</text:p>
          </table:table-cell>
          <table:table-cell table:formula="of:=IF(MAX([.B293:.C293]) = 0; 0; ([.C293]-[.B293])/MAX([.B293:.C293]))" office:value-type="percentage" office:value="-0.543859649122807" calcext:value-type="percentage">
            <text:p>-54,39%</text:p>
          </table:table-cell>
          <table:table-cell/>
        </table:table-row>
        <table:table-row table:style-name="ro1">
          <table:table-cell office:value-type="string" calcext:value-type="string">
            <text:p>p6.2.h.txt</text:p>
          </table:table-cell>
          <table:table-cell office:value-type="float" office:value="474" calcext:value-type="float">
            <text:p>474</text:p>
          </table:table-cell>
          <table:table-cell office:value-type="float" office:value="192" calcext:value-type="float">
            <text:p>192</text:p>
          </table:table-cell>
          <table:table-cell table:formula="of:=IF(MAX([.B294:.C294]) = 0; 0; ([.C294]-[.B294])/MAX([.B294:.C294]))" office:value-type="percentage" office:value="-0.594936708860759" calcext:value-type="percentage">
            <text:p>-59,49%</text:p>
          </table:table-cell>
          <table:table-cell/>
        </table:table-row>
        <table:table-row table:style-name="ro1">
          <table:table-cell office:value-type="string" calcext:value-type="string">
            <text:p>p6.2.i.txt</text:p>
          </table:table-cell>
          <table:table-cell office:value-type="float" office:value="558" calcext:value-type="float">
            <text:p>558</text:p>
          </table:table-cell>
          <table:table-cell office:value-type="float" office:value="240" calcext:value-type="float">
            <text:p>240</text:p>
          </table:table-cell>
          <table:table-cell table:formula="of:=IF(MAX([.B295:.C295]) = 0; 0; ([.C295]-[.B295])/MAX([.B295:.C295]))" office:value-type="percentage" office:value="-0.56989247311828" calcext:value-type="percentage">
            <text:p>-56,99%</text:p>
          </table:table-cell>
          <table:table-cell/>
        </table:table-row>
        <table:table-row table:style-name="ro1">
          <table:table-cell office:value-type="string" calcext:value-type="string">
            <text:p>p6.2.j.txt</text:p>
          </table:table-cell>
          <table:table-cell office:value-type="float" office:value="612" calcext:value-type="float">
            <text:p>612</text:p>
          </table:table-cell>
          <table:table-cell office:value-type="float" office:value="330" calcext:value-type="float">
            <text:p>330</text:p>
          </table:table-cell>
          <table:table-cell table:formula="of:=IF(MAX([.B296:.C296]) = 0; 0; ([.C296]-[.B296])/MAX([.B296:.C296]))" office:value-type="percentage" office:value="-0.46078431372549" calcext:value-type="percentage">
            <text:p>-46,08%</text:p>
          </table:table-cell>
          <table:table-cell/>
        </table:table-row>
        <table:table-row table:style-name="ro1">
          <table:table-cell office:value-type="string" calcext:value-type="string">
            <text:p>p6.2.k.txt</text:p>
          </table:table-cell>
          <table:table-cell office:value-type="float" office:value="696" calcext:value-type="float">
            <text:p>696</text:p>
          </table:table-cell>
          <table:table-cell office:value-type="float" office:value="384" calcext:value-type="float">
            <text:p>384</text:p>
          </table:table-cell>
          <table:table-cell table:formula="of:=IF(MAX([.B297:.C297]) = 0; 0; ([.C297]-[.B297])/MAX([.B297:.C297]))" office:value-type="percentage" office:value="-0.448275862068966" calcext:value-type="percentage">
            <text:p>-44,83%</text:p>
          </table:table-cell>
          <table:table-cell/>
        </table:table-row>
        <table:table-row table:style-name="ro1">
          <table:table-cell office:value-type="string" calcext:value-type="string">
            <text:p>p6.2.l.txt</text:p>
          </table:table-cell>
          <table:table-cell office:value-type="float" office:value="714" calcext:value-type="float">
            <text:p>714</text:p>
          </table:table-cell>
          <table:table-cell office:value-type="float" office:value="438" calcext:value-type="float">
            <text:p>438</text:p>
          </table:table-cell>
          <table:table-cell table:formula="of:=IF(MAX([.B298:.C298]) = 0; 0; ([.C298]-[.B298])/MAX([.B298:.C298]))" office:value-type="percentage" office:value="-0.386554621848739" calcext:value-type="percentage">
            <text:p>-38,66%</text:p>
          </table:table-cell>
          <table:table-cell/>
        </table:table-row>
        <table:table-row table:style-name="ro1">
          <table:table-cell office:value-type="string" calcext:value-type="string">
            <text:p>p6.2.m.txt</text:p>
          </table:table-cell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table:formula="of:=IF(MAX([.B299:.C299]) = 0; 0; ([.C299]-[.B299])/MAX([.B299:.C299]))" office:value-type="percentage" office:value="-0.328125" calcext:value-type="percentage">
            <text:p>-32,81%</text:p>
          </table:table-cell>
          <table:table-cell/>
        </table:table-row>
        <table:table-row table:style-name="ro1">
          <table:table-cell office:value-type="string" calcext:value-type="string">
            <text:p>p6.2.n.txt</text:p>
          </table:table-cell>
          <table:table-cell office:value-type="float" office:value="828" calcext:value-type="float">
            <text:p>828</text:p>
          </table:table-cell>
          <table:table-cell office:value-type="float" office:value="588" calcext:value-type="float">
            <text:p>588</text:p>
          </table:table-cell>
          <table:table-cell table:formula="of:=IF(MAX([.B300:.C300]) = 0; 0; ([.C300]-[.B300])/MAX([.B300:.C300]))" office:value-type="percentage" office:value="-0.289855072463768" calcext:value-type="percentage">
            <text:p>-28,99%</text:p>
          </table:table-cell>
          <table:table-cell/>
        </table:table-row>
        <table:table-row table:style-name="ro1">
          <table:table-cell office:value-type="string" calcext:value-type="string">
            <text:p>p6.3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1:.C301]) = 0; 0; ([.C301]-[.B301])/MAX([.B301:.C30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2:.C302]) = 0; 0; ([.C302]-[.B302])/MAX([.B302:.C30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c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3:.C303]) = 0; 0; ([.C303]-[.B303])/MAX([.B303:.C30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d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4:.C304]) = 0; 0; ([.C304]-[.B304])/MAX([.B304:.C304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e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5:.C305]) = 0; 0; ([.C305]-[.B305])/MAX([.B305:.C30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f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06:.C306]) = 0; 0; ([.C306]-[.B306])/MAX([.B306:.C30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3.g.txt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table:formula="of:=IF(MAX([.B307:.C307]) = 0; 0; ([.C307]-[.B307])/MAX([.B307:.C307]))" office:value-type="percentage" office:value="-0.344827586206897" calcext:value-type="percentage">
            <text:p>-34,48%</text:p>
          </table:table-cell>
          <table:table-cell/>
        </table:table-row>
        <table:table-row table:style-name="ro1">
          <table:table-cell office:value-type="string" calcext:value-type="string">
            <text:p>p6.3.h.txt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 table:formula="of:=IF(MAX([.B308:.C308]) = 0; 0; ([.C308]-[.B308])/MAX([.B308:.C308]))" office:value-type="percentage" office:value="-0.5" calcext:value-type="percentage">
            <text:p>-50,00%</text:p>
          </table:table-cell>
          <table:table-cell/>
        </table:table-row>
        <table:table-row table:style-name="ro1">
          <table:table-cell office:value-type="string" calcext:value-type="string">
            <text:p>p6.3.i.txt</text:p>
          </table:table-cell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table:formula="of:=IF(MAX([.B309:.C309]) = 0; 0; ([.C309]-[.B309])/MAX([.B309:.C309]))" office:value-type="percentage" office:value="-0.566666666666667" calcext:value-type="percentage">
            <text:p>-56,67%</text:p>
          </table:table-cell>
          <table:table-cell/>
        </table:table-row>
        <table:table-row table:style-name="ro1">
          <table:table-cell office:value-type="string" calcext:value-type="string">
            <text:p>p6.3.j.txt</text:p>
          </table:table-cell>
          <table:table-cell office:value-type="float" office:value="426" calcext:value-type="float">
            <text:p>426</text:p>
          </table:table-cell>
          <table:table-cell office:value-type="float" office:value="174" calcext:value-type="float">
            <text:p>174</text:p>
          </table:table-cell>
          <table:table-cell table:formula="of:=IF(MAX([.B310:.C310]) = 0; 0; ([.C310]-[.B310])/MAX([.B310:.C310]))" office:value-type="percentage" office:value="-0.591549295774648" calcext:value-type="percentage">
            <text:p>-59,15%</text:p>
          </table:table-cell>
          <table:table-cell/>
        </table:table-row>
        <table:table-row table:style-name="ro1">
          <table:table-cell office:value-type="string" calcext:value-type="string">
            <text:p>p6.3.k.txt</text:p>
          </table:table-cell>
          <table:table-cell office:value-type="float" office:value="462" calcext:value-type="float">
            <text:p>462</text:p>
          </table:table-cell>
          <table:table-cell office:value-type="float" office:value="192" calcext:value-type="float">
            <text:p>192</text:p>
          </table:table-cell>
          <table:table-cell table:formula="of:=IF(MAX([.B311:.C311]) = 0; 0; ([.C311]-[.B311])/MAX([.B311:.C311]))" office:value-type="percentage" office:value="-0.584415584415584" calcext:value-type="percentage">
            <text:p>-58,44%</text:p>
          </table:table-cell>
          <table:table-cell/>
        </table:table-row>
        <table:table-row table:style-name="ro1">
          <table:table-cell office:value-type="string" calcext:value-type="string">
            <text:p>p6.3.l.txt</text:p>
          </table:table-cell>
          <table:table-cell office:value-type="float" office:value="546" calcext:value-type="float">
            <text:p>546</text:p>
          </table:table-cell>
          <table:table-cell office:value-type="float" office:value="258" calcext:value-type="float">
            <text:p>258</text:p>
          </table:table-cell>
          <table:table-cell table:formula="of:=IF(MAX([.B312:.C312]) = 0; 0; ([.C312]-[.B312])/MAX([.B312:.C312]))" office:value-type="percentage" office:value="-0.527472527472527" calcext:value-type="percentage">
            <text:p>-52,75%</text:p>
          </table:table-cell>
          <table:table-cell/>
        </table:table-row>
        <table:table-row table:style-name="ro1">
          <table:table-cell office:value-type="string" calcext:value-type="string">
            <text:p>p6.3.m.txt</text:p>
          </table:table-cell>
          <table:table-cell office:value-type="float" office:value="648" calcext:value-type="float">
            <text:p>648</text:p>
          </table:table-cell>
          <table:table-cell office:value-type="float" office:value="300" calcext:value-type="float">
            <text:p>300</text:p>
          </table:table-cell>
          <table:table-cell table:formula="of:=IF(MAX([.B313:.C313]) = 0; 0; ([.C313]-[.B313])/MAX([.B313:.C313]))" office:value-type="percentage" office:value="-0.537037037037037" calcext:value-type="percentage">
            <text:p>-53,70%</text:p>
          </table:table-cell>
          <table:table-cell/>
        </table:table-row>
        <table:table-row table:style-name="ro1">
          <table:table-cell office:value-type="string" calcext:value-type="string">
            <text:p>p6.3.n.txt</text:p>
          </table:table-cell>
          <table:table-cell office:value-type="float" office:value="702" calcext:value-type="float">
            <text:p>702</text:p>
          </table:table-cell>
          <table:table-cell office:value-type="float" office:value="354" calcext:value-type="float">
            <text:p>354</text:p>
          </table:table-cell>
          <table:table-cell table:formula="of:=IF(MAX([.B314:.C314]) = 0; 0; ([.C314]-[.B314])/MAX([.B314:.C314]))" office:value-type="percentage" office:value="-0.495726495726496" calcext:value-type="percentage">
            <text:p>-49,57%</text:p>
          </table:table-cell>
          <table:table-cell/>
        </table:table-row>
        <table:table-row table:style-name="ro1">
          <table:table-cell office:value-type="string" calcext:value-type="string">
            <text:p>p6.4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15:.C315]) = 0; 0; ([.C315]-[.B315])/MAX([.B315:.C315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b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16:.C316]) = 0; 0; ([.C316]-[.B316])/MAX([.B316:.C316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c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17:.C317]) = 0; 0; ([.C317]-[.B317])/MAX([.B317:.C317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d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18:.C318]) = 0; 0; ([.C318]-[.B318])/MAX([.B318:.C318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e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19:.C319]) = 0; 0; ([.C319]-[.B319])/MAX([.B319:.C31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f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20:.C320]) = 0; 0; ([.C320]-[.B320])/MAX([.B320:.C32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g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21:.C321]) = 0; 0; ([.C321]-[.B321])/MAX([.B321:.C32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h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22:.C322]) = 0; 0; ([.C322]-[.B322])/MAX([.B322:.C322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i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23:.C323]) = 0; 0; ([.C323]-[.B323])/MAX([.B323:.C323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6.4.j.txt</text:p>
          </table:table-cell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table:formula="of:=IF(MAX([.B324:.C324]) = 0; 0; ([.C324]-[.B324])/MAX([.B324:.C324]))" office:value-type="percentage" office:value="-0.358974358974359" calcext:value-type="percentage">
            <text:p>-35,90%</text:p>
          </table:table-cell>
          <table:table-cell/>
        </table:table-row>
        <table:table-row table:style-name="ro1">
          <table:table-cell office:value-type="string" calcext:value-type="string">
            <text:p>p6.4.k.txt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IF(MAX([.B325:.C325]) = 0; 0; ([.C325]-[.B325])/MAX([.B325:.C325]))" office:value-type="percentage" office:value="-0.4" calcext:value-type="percentage">
            <text:p>-40,00%</text:p>
          </table:table-cell>
          <table:table-cell/>
        </table:table-row>
        <table:table-row table:style-name="ro1">
          <table:table-cell office:value-type="string" calcext:value-type="string">
            <text:p>p6.4.l.txt</text:p>
          </table:table-cell>
          <table:table-cell office:value-type="float" office:value="444" calcext:value-type="float">
            <text:p>444</text:p>
          </table:table-cell>
          <table:table-cell office:value-type="float" office:value="198" calcext:value-type="float">
            <text:p>198</text:p>
          </table:table-cell>
          <table:table-cell table:formula="of:=IF(MAX([.B326:.C326]) = 0; 0; ([.C326]-[.B326])/MAX([.B326:.C326]))" office:value-type="percentage" office:value="-0.554054054054054" calcext:value-type="percentage">
            <text:p>-55,41%</text:p>
          </table:table-cell>
          <table:table-cell/>
        </table:table-row>
        <table:table-row table:style-name="ro1">
          <table:table-cell office:value-type="string" calcext:value-type="string">
            <text:p>p6.4.m.txt</text:p>
          </table:table-cell>
          <table:table-cell office:value-type="float" office:value="486" calcext:value-type="float">
            <text:p>486</text:p>
          </table:table-cell>
          <table:table-cell office:value-type="float" office:value="210" calcext:value-type="float">
            <text:p>210</text:p>
          </table:table-cell>
          <table:table-cell table:formula="of:=IF(MAX([.B327:.C327]) = 0; 0; ([.C327]-[.B327])/MAX([.B327:.C327]))" office:value-type="percentage" office:value="-0.567901234567901" calcext:value-type="percentage">
            <text:p>-56,79%</text:p>
          </table:table-cell>
          <table:table-cell/>
        </table:table-row>
        <table:table-row table:style-name="ro1">
          <table:table-cell office:value-type="string" calcext:value-type="string">
            <text:p>p6.4.n.txt</text:p>
          </table:table-cell>
          <table:table-cell office:value-type="float" office:value="576" calcext:value-type="float">
            <text:p>576</text:p>
          </table:table-cell>
          <table:table-cell office:value-type="float" office:value="234" calcext:value-type="float">
            <text:p>234</text:p>
          </table:table-cell>
          <table:table-cell table:formula="of:=IF(MAX([.B328:.C328]) = 0; 0; ([.C328]-[.B328])/MAX([.B328:.C328]))" office:value-type="percentage" office:value="-0.59375" calcext:value-type="percentage">
            <text:p>-59,38%</text:p>
          </table:table-cell>
          <table:table-cell/>
        </table:table-row>
        <table:table-row table:style-name="ro1">
          <table:table-cell office:value-type="string" calcext:value-type="string">
            <text:p>p7.2.a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329:.C329]) = 0; 0; ([.C329]-[.B329])/MAX([.B329:.C329]))" office:value-type="percentage" office:value="0" calcext:value-type="percentage">
            <text:p>0,00%</text:p>
          </table:table-cell>
          <table:table-cell table:style-name="ce4" table:formula="of:=AVERAGE([.D329:.D388])" office:value-type="percentage" office:value="0.159630504166019" calcext:value-type="percentage">
            <text:p>15,96%</text:p>
          </table:table-cell>
        </table:table-row>
        <table:table-row table:style-name="ro1">
          <table:table-cell office:value-type="string" calcext:value-type="string">
            <text:p>p7.2.b.txt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(MAX([.B330:.C330]) = 0; 0; ([.C330]-[.B330])/MAX([.B330:.C33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2.c.txt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formula="of:=IF(MAX([.B331:.C331]) = 0; 0; ([.C331]-[.B331])/MAX([.B331:.C331]))" office:value-type="percentage" office:value="0.0574712643678161" calcext:value-type="percentage">
            <text:p>5,75%</text:p>
          </table:table-cell>
          <table:table-cell/>
        </table:table-row>
        <table:table-row table:style-name="ro1">
          <table:table-cell office:value-type="string" calcext:value-type="string">
            <text:p>p7.2.d.txt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table:formula="of:=IF(MAX([.B332:.C332]) = 0; 0; ([.C332]-[.B332])/MAX([.B332:.C332]))" office:value-type="percentage" office:value="0.24375" calcext:value-type="percentage">
            <text:p>24,38%</text:p>
          </table:table-cell>
          <table:table-cell/>
        </table:table-row>
        <table:table-row table:style-name="ro1">
          <table:table-cell office:value-type="string" calcext:value-type="string">
            <text:p>p7.2.e.txt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table:formula="of:=IF(MAX([.B333:.C333]) = 0; 0; ([.C333]-[.B333])/MAX([.B333:.C333]))" office:value-type="percentage" office:value="0.141666666666667" calcext:value-type="percentage">
            <text:p>14,17%</text:p>
          </table:table-cell>
          <table:table-cell/>
        </table:table-row>
        <table:table-row table:style-name="ro1">
          <table:table-cell office:value-type="string" calcext:value-type="string">
            <text:p>p7.2.f.txt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table:formula="of:=IF(MAX([.B334:.C334]) = 0; 0; ([.C334]-[.B334])/MAX([.B334:.C334]))" office:value-type="percentage" office:value="0.192982456140351" calcext:value-type="percentage">
            <text:p>19,30%</text:p>
          </table:table-cell>
          <table:table-cell/>
        </table:table-row>
        <table:table-row table:style-name="ro1">
          <table:table-cell office:value-type="string" calcext:value-type="string">
            <text:p>p7.2.g.txt</text:p>
          </table:table-cell>
          <table:table-cell office:value-type="float" office:value="256" calcext:value-type="float">
            <text:p>256</text:p>
          </table:table-cell>
          <table:table-cell office:value-type="float" office:value="308" calcext:value-type="float">
            <text:p>308</text:p>
          </table:table-cell>
          <table:table-cell table:formula="of:=IF(MAX([.B335:.C335]) = 0; 0; ([.C335]-[.B335])/MAX([.B335:.C335]))" office:value-type="percentage" office:value="0.168831168831169" calcext:value-type="percentage">
            <text:p>16,88%</text:p>
          </table:table-cell>
          <table:table-cell/>
        </table:table-row>
        <table:table-row table:style-name="ro1">
          <table:table-cell office:value-type="string" calcext:value-type="string">
            <text:p>p7.2.h.txt</text:p>
          </table:table-cell>
          <table:table-cell office:value-type="float" office:value="281" calcext:value-type="float">
            <text:p>281</text:p>
          </table:table-cell>
          <table:table-cell office:value-type="float" office:value="386" calcext:value-type="float">
            <text:p>386</text:p>
          </table:table-cell>
          <table:table-cell table:formula="of:=IF(MAX([.B336:.C336]) = 0; 0; ([.C336]-[.B336])/MAX([.B336:.C336]))" office:value-type="percentage" office:value="0.272020725388601" calcext:value-type="percentage">
            <text:p>27,20%</text:p>
          </table:table-cell>
          <table:table-cell/>
        </table:table-row>
        <table:table-row table:style-name="ro1">
          <table:table-cell office:value-type="string" calcext:value-type="string">
            <text:p>p7.2.i.txt</text:p>
          </table:table-cell>
          <table:table-cell office:value-type="float" office:value="263" calcext:value-type="float">
            <text:p>263</text:p>
          </table:table-cell>
          <table:table-cell office:value-type="float" office:value="439" calcext:value-type="float">
            <text:p>439</text:p>
          </table:table-cell>
          <table:table-cell table:formula="of:=IF(MAX([.B337:.C337]) = 0; 0; ([.C337]-[.B337])/MAX([.B337:.C337]))" office:value-type="percentage" office:value="0.400911161731207" calcext:value-type="percentage">
            <text:p>40,09%</text:p>
          </table:table-cell>
          <table:table-cell/>
        </table:table-row>
        <table:table-row table:style-name="ro1">
          <table:table-cell office:value-type="string" calcext:value-type="string">
            <text:p>p7.2.j.txt</text:p>
          </table:table-cell>
          <table:table-cell office:value-type="float" office:value="339" calcext:value-type="float">
            <text:p>339</text:p>
          </table:table-cell>
          <table:table-cell office:value-type="float" office:value="465" calcext:value-type="float">
            <text:p>465</text:p>
          </table:table-cell>
          <table:table-cell table:formula="of:=IF(MAX([.B338:.C338]) = 0; 0; ([.C338]-[.B338])/MAX([.B338:.C338]))" office:value-type="percentage" office:value="0.270967741935484" calcext:value-type="percentage">
            <text:p>27,10%</text:p>
          </table:table-cell>
          <table:table-cell/>
        </table:table-row>
        <table:table-row table:style-name="ro1">
          <table:table-cell office:value-type="string" calcext:value-type="string">
            <text:p>p7.2.k.txt</text:p>
          </table:table-cell>
          <table:table-cell office:value-type="float" office:value="352" calcext:value-type="float">
            <text:p>352</text:p>
          </table:table-cell>
          <table:table-cell office:value-type="float" office:value="492" calcext:value-type="float">
            <text:p>492</text:p>
          </table:table-cell>
          <table:table-cell table:formula="of:=IF(MAX([.B339:.C339]) = 0; 0; ([.C339]-[.B339])/MAX([.B339:.C339]))" office:value-type="percentage" office:value="0.284552845528455" calcext:value-type="percentage">
            <text:p>28,46%</text:p>
          </table:table-cell>
          <table:table-cell/>
        </table:table-row>
        <table:table-row table:style-name="ro1">
          <table:table-cell office:value-type="string" calcext:value-type="string">
            <text:p>p7.2.l.txt</text:p>
          </table:table-cell>
          <table:table-cell office:value-type="float" office:value="376" calcext:value-type="float">
            <text:p>376</text:p>
          </table:table-cell>
          <table:table-cell office:value-type="float" office:value="514" calcext:value-type="float">
            <text:p>514</text:p>
          </table:table-cell>
          <table:table-cell table:formula="of:=IF(MAX([.B340:.C340]) = 0; 0; ([.C340]-[.B340])/MAX([.B340:.C340]))" office:value-type="percentage" office:value="0.268482490272374" calcext:value-type="percentage">
            <text:p>26,85%</text:p>
          </table:table-cell>
          <table:table-cell/>
        </table:table-row>
        <table:table-row table:style-name="ro1">
          <table:table-cell office:value-type="string" calcext:value-type="string">
            <text:p>p7.2.m.txt</text:p>
          </table:table-cell>
          <table:table-cell office:value-type="float" office:value="411" calcext:value-type="float">
            <text:p>411</text:p>
          </table:table-cell>
          <table:table-cell office:value-type="float" office:value="557" calcext:value-type="float">
            <text:p>557</text:p>
          </table:table-cell>
          <table:table-cell table:formula="of:=IF(MAX([.B341:.C341]) = 0; 0; ([.C341]-[.B341])/MAX([.B341:.C341]))" office:value-type="percentage" office:value="0.262118491921005" calcext:value-type="percentage">
            <text:p>26,21%</text:p>
          </table:table-cell>
          <table:table-cell/>
        </table:table-row>
        <table:table-row table:style-name="ro1">
          <table:table-cell office:value-type="string" calcext:value-type="string">
            <text:p>p7.2.n.txt</text:p>
          </table:table-cell>
          <table:table-cell office:value-type="float" office:value="398" calcext:value-type="float">
            <text:p>398</text:p>
          </table:table-cell>
          <table:table-cell office:value-type="float" office:value="582" calcext:value-type="float">
            <text:p>582</text:p>
          </table:table-cell>
          <table:table-cell table:formula="of:=IF(MAX([.B342:.C342]) = 0; 0; ([.C342]-[.B342])/MAX([.B342:.C342]))" office:value-type="percentage" office:value="0.316151202749141" calcext:value-type="percentage">
            <text:p>31,62%</text:p>
          </table:table-cell>
          <table:table-cell/>
        </table:table-row>
        <table:table-row table:style-name="ro1">
          <table:table-cell office:value-type="string" calcext:value-type="string">
            <text:p>p7.2.o.txt</text:p>
          </table:table-cell>
          <table:table-cell office:value-type="float" office:value="440" calcext:value-type="float">
            <text:p>440</text:p>
          </table:table-cell>
          <table:table-cell office:value-type="float" office:value="605" calcext:value-type="float">
            <text:p>605</text:p>
          </table:table-cell>
          <table:table-cell table:formula="of:=IF(MAX([.B343:.C343]) = 0; 0; ([.C343]-[.B343])/MAX([.B343:.C343]))" office:value-type="percentage" office:value="0.272727272727273" calcext:value-type="percentage">
            <text:p>27,27%</text:p>
          </table:table-cell>
          <table:table-cell/>
        </table:table-row>
        <table:table-row table:style-name="ro1">
          <table:table-cell office:value-type="string" calcext:value-type="string">
            <text:p>p7.2.p.txt</text:p>
          </table:table-cell>
          <table:table-cell office:value-type="float" office:value="484" calcext:value-type="float">
            <text:p>484</text:p>
          </table:table-cell>
          <table:table-cell office:value-type="float" office:value="625" calcext:value-type="float">
            <text:p>625</text:p>
          </table:table-cell>
          <table:table-cell table:formula="of:=IF(MAX([.B344:.C344]) = 0; 0; ([.C344]-[.B344])/MAX([.B344:.C344]))" office:value-type="percentage" office:value="0.2256" calcext:value-type="percentage">
            <text:p>22,56%</text:p>
          </table:table-cell>
          <table:table-cell/>
        </table:table-row>
        <table:table-row table:style-name="ro1">
          <table:table-cell office:value-type="string" calcext:value-type="string">
            <text:p>p7.2.q.txt</text:p>
          </table:table-cell>
          <table:table-cell office:value-type="float" office:value="484" calcext:value-type="float">
            <text:p>484</text:p>
          </table:table-cell>
          <table:table-cell office:value-type="float" office:value="667" calcext:value-type="float">
            <text:p>667</text:p>
          </table:table-cell>
          <table:table-cell table:formula="of:=IF(MAX([.B345:.C345]) = 0; 0; ([.C345]-[.B345])/MAX([.B345:.C345]))" office:value-type="percentage" office:value="0.274362818590705" calcext:value-type="percentage">
            <text:p>27,44%</text:p>
          </table:table-cell>
          <table:table-cell/>
        </table:table-row>
        <table:table-row table:style-name="ro1">
          <table:table-cell office:value-type="string" calcext:value-type="string">
            <text:p>p7.2.r.txt</text:p>
          </table:table-cell>
          <table:table-cell office:value-type="float" office:value="496" calcext:value-type="float">
            <text:p>496</text:p>
          </table:table-cell>
          <table:table-cell office:value-type="float" office:value="685" calcext:value-type="float">
            <text:p>685</text:p>
          </table:table-cell>
          <table:table-cell table:formula="of:=IF(MAX([.B346:.C346]) = 0; 0; ([.C346]-[.B346])/MAX([.B346:.C346]))" office:value-type="percentage" office:value="0.275912408759124" calcext:value-type="percentage">
            <text:p>27,59%</text:p>
          </table:table-cell>
          <table:table-cell/>
        </table:table-row>
        <table:table-row table:style-name="ro1">
          <table:table-cell office:value-type="string" calcext:value-type="string">
            <text:p>p7.2.s.txt</text:p>
          </table:table-cell>
          <table:table-cell office:value-type="float" office:value="445" calcext:value-type="float">
            <text:p>445</text:p>
          </table:table-cell>
          <table:table-cell office:value-type="float" office:value="730" calcext:value-type="float">
            <text:p>730</text:p>
          </table:table-cell>
          <table:table-cell table:formula="of:=IF(MAX([.B347:.C347]) = 0; 0; ([.C347]-[.B347])/MAX([.B347:.C347]))" office:value-type="percentage" office:value="0.39041095890411" calcext:value-type="percentage">
            <text:p>39,04%</text:p>
          </table:table-cell>
          <table:table-cell/>
        </table:table-row>
        <table:table-row table:style-name="ro1">
          <table:table-cell office:value-type="string" calcext:value-type="string">
            <text:p>p7.2.t.txt</text:p>
          </table:table-cell>
          <table:table-cell office:value-type="float" office:value="539" calcext:value-type="float">
            <text:p>539</text:p>
          </table:table-cell>
          <table:table-cell office:value-type="float" office:value="760" calcext:value-type="float">
            <text:p>760</text:p>
          </table:table-cell>
          <table:table-cell table:formula="of:=IF(MAX([.B348:.C348]) = 0; 0; ([.C348]-[.B348])/MAX([.B348:.C348]))" office:value-type="percentage" office:value="0.290789473684211" calcext:value-type="percentage">
            <text:p>29,08%</text:p>
          </table:table-cell>
          <table:table-cell/>
        </table:table-row>
        <table:table-row table:style-name="ro1">
          <table:table-cell office:value-type="string" calcext:value-type="string">
            <text:p>p7.3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49:.C349]) = 0; 0; ([.C349]-[.B349])/MAX([.B349:.C34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3.b.txt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MAX([.B350:.C350]) = 0; 0; ([.C350]-[.B350])/MAX([.B350:.C35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3.c.txt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(MAX([.B351:.C351]) = 0; 0; ([.C351]-[.B351])/MAX([.B351:.C35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3.d.txt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IF(MAX([.B352:.C352]) = 0; 0; ([.C352]-[.B352])/MAX([.B352:.C352]))" office:value-type="percentage" office:value="0.19047619047619" calcext:value-type="percentage">
            <text:p>19,05%</text:p>
          </table:table-cell>
          <table:table-cell/>
        </table:table-row>
        <table:table-row table:style-name="ro1">
          <table:table-cell office:value-type="string" calcext:value-type="string">
            <text:p>p7.3.e.txt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IF(MAX([.B353:.C353]) = 0; 0; ([.C353]-[.B353])/MAX([.B353:.C353]))" office:value-type="percentage" office:value="0.142857142857143" calcext:value-type="percentage">
            <text:p>14,29%</text:p>
          </table:table-cell>
          <table:table-cell/>
        </table:table-row>
        <table:table-row table:style-name="ro1">
          <table:table-cell office:value-type="string" calcext:value-type="string">
            <text:p>p7.3.f.txt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table:formula="of:=IF(MAX([.B354:.C354]) = 0; 0; ([.C354]-[.B354])/MAX([.B354:.C354]))" office:value-type="percentage" office:value="0.0638297872340425" calcext:value-type="percentage">
            <text:p>6,38%</text:p>
          </table:table-cell>
          <table:table-cell/>
        </table:table-row>
        <table:table-row table:style-name="ro1">
          <table:table-cell office:value-type="string" calcext:value-type="string">
            <text:p>p7.3.g.txt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table:formula="of:=IF(MAX([.B355:.C355]) = 0; 0; ([.C355]-[.B355])/MAX([.B355:.C355]))" office:value-type="percentage" office:value="-0.0697674418604651" calcext:value-type="percentage">
            <text:p>-6,98%</text:p>
          </table:table-cell>
          <table:table-cell/>
        </table:table-row>
        <table:table-row table:style-name="ro1">
          <table:table-cell office:value-type="string" calcext:value-type="string">
            <text:p>p7.3.h.txt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table:formula="of:=IF(MAX([.B356:.C356]) = 0; 0; ([.C356]-[.B356])/MAX([.B356:.C356]))" office:value-type="percentage" office:value="-0.0338983050847458" calcext:value-type="percentage">
            <text:p>-3,39%</text:p>
          </table:table-cell>
          <table:table-cell/>
        </table:table-row>
        <table:table-row table:style-name="ro1">
          <table:table-cell office:value-type="string" calcext:value-type="string">
            <text:p>p7.3.i.txt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formula="of:=IF(MAX([.B357:.C357]) = 0; 0; ([.C357]-[.B357])/MAX([.B357:.C357]))" office:value-type="percentage" office:value="-0.00315457413249211" calcext:value-type="percentage">
            <text:p>-0,32%</text:p>
          </table:table-cell>
          <table:table-cell/>
        </table:table-row>
        <table:table-row table:style-name="ro1">
          <table:table-cell office:value-type="string" calcext:value-type="string">
            <text:p>p7.3.j.txt</text:p>
          </table:table-cell>
          <table:table-cell office:value-type="float" office:value="311" calcext:value-type="float">
            <text:p>311</text:p>
          </table:table-cell>
          <table:table-cell office:value-type="float" office:value="378" calcext:value-type="float">
            <text:p>378</text:p>
          </table:table-cell>
          <table:table-cell table:formula="of:=IF(MAX([.B358:.C358]) = 0; 0; ([.C358]-[.B358])/MAX([.B358:.C358]))" office:value-type="percentage" office:value="0.177248677248677" calcext:value-type="percentage">
            <text:p>17,72%</text:p>
          </table:table-cell>
          <table:table-cell/>
        </table:table-row>
        <table:table-row table:style-name="ro1">
          <table:table-cell office:value-type="string" calcext:value-type="string">
            <text:p>p7.3.k.txt</text:p>
          </table:table-cell>
          <table:table-cell office:value-type="float" office:value="328" calcext:value-type="float">
            <text:p>328</text:p>
          </table:table-cell>
          <table:table-cell office:value-type="float" office:value="413" calcext:value-type="float">
            <text:p>413</text:p>
          </table:table-cell>
          <table:table-cell table:formula="of:=IF(MAX([.B359:.C359]) = 0; 0; ([.C359]-[.B359])/MAX([.B359:.C359]))" office:value-type="percentage" office:value="0.205811138014528" calcext:value-type="percentage">
            <text:p>20,58%</text:p>
          </table:table-cell>
          <table:table-cell/>
        </table:table-row>
        <table:table-row table:style-name="ro1">
          <table:table-cell office:value-type="string" calcext:value-type="string">
            <text:p>p7.3.l.txt</text:p>
          </table:table-cell>
          <table:table-cell office:value-type="float" office:value="361" calcext:value-type="float">
            <text:p>361</text:p>
          </table:table-cell>
          <table:table-cell office:value-type="float" office:value="470" calcext:value-type="float">
            <text:p>470</text:p>
          </table:table-cell>
          <table:table-cell table:formula="of:=IF(MAX([.B360:.C360]) = 0; 0; ([.C360]-[.B360])/MAX([.B360:.C360]))" office:value-type="percentage" office:value="0.231914893617021" calcext:value-type="percentage">
            <text:p>23,19%</text:p>
          </table:table-cell>
          <table:table-cell/>
        </table:table-row>
        <table:table-row table:style-name="ro1">
          <table:table-cell office:value-type="string" calcext:value-type="string">
            <text:p>p7.3.m.txt</text:p>
          </table:table-cell>
          <table:table-cell office:value-type="float" office:value="364" calcext:value-type="float">
            <text:p>364</text:p>
          </table:table-cell>
          <table:table-cell office:value-type="float" office:value="489" calcext:value-type="float">
            <text:p>489</text:p>
          </table:table-cell>
          <table:table-cell table:formula="of:=IF(MAX([.B361:.C361]) = 0; 0; ([.C361]-[.B361])/MAX([.B361:.C361]))" office:value-type="percentage" office:value="0.255623721881391" calcext:value-type="percentage">
            <text:p>25,56%</text:p>
          </table:table-cell>
          <table:table-cell/>
        </table:table-row>
        <table:table-row table:style-name="ro1">
          <table:table-cell office:value-type="string" calcext:value-type="string">
            <text:p>p7.3.n.txt</text:p>
          </table:table-cell>
          <table:table-cell office:value-type="float" office:value="402" calcext:value-type="float">
            <text:p>402</text:p>
          </table:table-cell>
          <table:table-cell office:value-type="float" office:value="513" calcext:value-type="float">
            <text:p>513</text:p>
          </table:table-cell>
          <table:table-cell table:formula="of:=IF(MAX([.B362:.C362]) = 0; 0; ([.C362]-[.B362])/MAX([.B362:.C362]))" office:value-type="percentage" office:value="0.216374269005848" calcext:value-type="percentage">
            <text:p>21,64%</text:p>
          </table:table-cell>
          <table:table-cell/>
        </table:table-row>
        <table:table-row table:style-name="ro1">
          <table:table-cell office:value-type="string" calcext:value-type="string">
            <text:p>p7.3.o.txt</text:p>
          </table:table-cell>
          <table:table-cell office:value-type="float" office:value="454" calcext:value-type="float">
            <text:p>454</text:p>
          </table:table-cell>
          <table:table-cell office:value-type="float" office:value="535" calcext:value-type="float">
            <text:p>535</text:p>
          </table:table-cell>
          <table:table-cell table:formula="of:=IF(MAX([.B363:.C363]) = 0; 0; ([.C363]-[.B363])/MAX([.B363:.C363]))" office:value-type="percentage" office:value="0.151401869158879" calcext:value-type="percentage">
            <text:p>15,14%</text:p>
          </table:table-cell>
          <table:table-cell/>
        </table:table-row>
        <table:table-row table:style-name="ro1">
          <table:table-cell office:value-type="string" calcext:value-type="string">
            <text:p>p7.3.p.txt</text:p>
          </table:table-cell>
          <table:table-cell office:value-type="float" office:value="506" calcext:value-type="float">
            <text:p>506</text:p>
          </table:table-cell>
          <table:table-cell office:value-type="float" office:value="579" calcext:value-type="float">
            <text:p>579</text:p>
          </table:table-cell>
          <table:table-cell table:formula="of:=IF(MAX([.B364:.C364]) = 0; 0; ([.C364]-[.B364])/MAX([.B364:.C364]))" office:value-type="percentage" office:value="0.126079447322971" calcext:value-type="percentage">
            <text:p>12,61%</text:p>
          </table:table-cell>
          <table:table-cell/>
        </table:table-row>
        <table:table-row table:style-name="ro1">
          <table:table-cell office:value-type="string" calcext:value-type="string">
            <text:p>p7.3.q.txt</text:p>
          </table:table-cell>
          <table:table-cell office:value-type="float" office:value="443" calcext:value-type="float">
            <text:p>443</text:p>
          </table:table-cell>
          <table:table-cell office:value-type="float" office:value="619" calcext:value-type="float">
            <text:p>619</text:p>
          </table:table-cell>
          <table:table-cell table:formula="of:=IF(MAX([.B365:.C365]) = 0; 0; ([.C365]-[.B365])/MAX([.B365:.C365]))" office:value-type="percentage" office:value="0.284329563812601" calcext:value-type="percentage">
            <text:p>28,43%</text:p>
          </table:table-cell>
          <table:table-cell/>
        </table:table-row>
        <table:table-row table:style-name="ro1">
          <table:table-cell office:value-type="string" calcext:value-type="string">
            <text:p>p7.3.r.txt</text:p>
          </table:table-cell>
          <table:table-cell office:value-type="float" office:value="471" calcext:value-type="float">
            <text:p>471</text:p>
          </table:table-cell>
          <table:table-cell office:value-type="float" office:value="674" calcext:value-type="float">
            <text:p>674</text:p>
          </table:table-cell>
          <table:table-cell table:formula="of:=IF(MAX([.B366:.C366]) = 0; 0; ([.C366]-[.B366])/MAX([.B366:.C366]))" office:value-type="percentage" office:value="0.301186943620178" calcext:value-type="percentage">
            <text:p>30,12%</text:p>
          </table:table-cell>
          <table:table-cell/>
        </table:table-row>
        <table:table-row table:style-name="ro1">
          <table:table-cell office:value-type="string" calcext:value-type="string">
            <text:p>p7.3.s.txt</text:p>
          </table:table-cell>
          <table:table-cell office:value-type="float" office:value="492" calcext:value-type="float">
            <text:p>492</text:p>
          </table:table-cell>
          <table:table-cell office:value-type="float" office:value="709" calcext:value-type="float">
            <text:p>709</text:p>
          </table:table-cell>
          <table:table-cell table:formula="of:=IF(MAX([.B367:.C367]) = 0; 0; ([.C367]-[.B367])/MAX([.B367:.C367]))" office:value-type="percentage" office:value="0.306064880112835" calcext:value-type="percentage">
            <text:p>30,61%</text:p>
          </table:table-cell>
          <table:table-cell/>
        </table:table-row>
        <table:table-row table:style-name="ro1">
          <table:table-cell office:value-type="string" calcext:value-type="string">
            <text:p>p7.3.t.txt</text:p>
          </table:table-cell>
          <table:table-cell office:value-type="float" office:value="530" calcext:value-type="float">
            <text:p>530</text:p>
          </table:table-cell>
          <table:table-cell office:value-type="float" office:value="746" calcext:value-type="float">
            <text:p>746</text:p>
          </table:table-cell>
          <table:table-cell table:formula="of:=IF(MAX([.B368:.C368]) = 0; 0; ([.C368]-[.B368])/MAX([.B368:.C368]))" office:value-type="percentage" office:value="0.289544235924933" calcext:value-type="percentage">
            <text:p>28,95%</text:p>
          </table:table-cell>
          <table:table-cell/>
        </table:table-row>
        <table:table-row table:style-name="ro1">
          <table:table-cell office:value-type="string" calcext:value-type="string">
            <text:p>p7.4.a.tx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AX([.B369:.C369]) = 0; 0; ([.C369]-[.B369])/MAX([.B369:.C369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4.b.txt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MAX([.B370:.C370]) = 0; 0; ([.C370]-[.B370])/MAX([.B370:.C370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4.c.txt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MAX([.B371:.C371]) = 0; 0; ([.C371]-[.B371])/MAX([.B371:.C371]))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7.4.d.txt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formula="of:=IF(MAX([.B372:.C372]) = 0; 0; ([.C372]-[.B372])/MAX([.B372:.C372]))" office:value-type="percentage" office:value="-0.189873417721519" calcext:value-type="percentage">
            <text:p>-18,99%</text:p>
          </table:table-cell>
          <table:table-cell/>
        </table:table-row>
        <table:table-row table:style-name="ro1">
          <table:table-cell office:value-type="string" calcext:value-type="string">
            <text:p>p7.4.e.txt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formula="of:=IF(MAX([.B373:.C373]) = 0; 0; ([.C373]-[.B373])/MAX([.B373:.C373]))" office:value-type="percentage" office:value="0.139130434782609" calcext:value-type="percentage">
            <text:p>13,91%</text:p>
          </table:table-cell>
          <table:table-cell/>
        </table:table-row>
        <table:table-row table:style-name="ro1">
          <table:table-cell office:value-type="string" calcext:value-type="string">
            <text:p>p7.4.f.txt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formula="of:=IF(MAX([.B374:.C374]) = 0; 0; ([.C374]-[.B374])/MAX([.B374:.C374]))" office:value-type="percentage" office:value="0.187919463087248" calcext:value-type="percentage">
            <text:p>18,79%</text:p>
          </table:table-cell>
          <table:table-cell/>
        </table:table-row>
        <table:table-row table:style-name="ro1">
          <table:table-cell office:value-type="string" calcext:value-type="string">
            <text:p>p7.4.g.txt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table:formula="of:=IF(MAX([.B375:.C375]) = 0; 0; ([.C375]-[.B375])/MAX([.B375:.C375]))" office:value-type="percentage" office:value="0.202020202020202" calcext:value-type="percentage">
            <text:p>20,20%</text:p>
          </table:table-cell>
          <table:table-cell/>
        </table:table-row>
        <table:table-row table:style-name="ro1">
          <table:table-cell office:value-type="string" calcext:value-type="string">
            <text:p>p7.4.h.txt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table:formula="of:=IF(MAX([.B376:.C376]) = 0; 0; ([.C376]-[.B376])/MAX([.B376:.C376]))" office:value-type="percentage" office:value="0.186311787072243" calcext:value-type="percentage">
            <text:p>18,63%</text:p>
          </table:table-cell>
          <table:table-cell/>
        </table:table-row>
        <table:table-row table:style-name="ro1">
          <table:table-cell office:value-type="string" calcext:value-type="string">
            <text:p>p7.4.i.txt</text:p>
          </table:table-cell>
          <table:table-cell office:value-type="float" office:value="270" calcext:value-type="float">
            <text:p>270</text:p>
          </table:table-cell>
          <table:table-cell office:value-type="float" office:value="314" calcext:value-type="float">
            <text:p>314</text:p>
          </table:table-cell>
          <table:table-cell table:formula="of:=IF(MAX([.B377:.C377]) = 0; 0; ([.C377]-[.B377])/MAX([.B377:.C377]))" office:value-type="percentage" office:value="0.140127388535032" calcext:value-type="percentage">
            <text:p>14,01%</text:p>
          </table:table-cell>
          <table:table-cell/>
        </table:table-row>
        <table:table-row table:style-name="ro1">
          <table:table-cell office:value-type="string" calcext:value-type="string">
            <text:p>p7.4.j.txt</text:p>
          </table:table-cell>
          <table:table-cell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table:formula="of:=IF(MAX([.B378:.C378]) = 0; 0; ([.C378]-[.B378])/MAX([.B378:.C378]))" office:value-type="percentage" office:value="-0.0510510510510511" calcext:value-type="percentage">
            <text:p>-5,11%</text:p>
          </table:table-cell>
          <table:table-cell/>
        </table:table-row>
        <table:table-row table:style-name="ro1">
          <table:table-cell office:value-type="string" calcext:value-type="string">
            <text:p>p7.4.k.txt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table:formula="of:=IF(MAX([.B379:.C379]) = 0; 0; ([.C379]-[.B379])/MAX([.B379:.C379]))" office:value-type="percentage" office:value="0.0161725067385445" calcext:value-type="percentage">
            <text:p>1,62%</text:p>
          </table:table-cell>
          <table:table-cell/>
        </table:table-row>
        <table:table-row table:style-name="ro1">
          <table:table-cell office:value-type="string" calcext:value-type="string">
            <text:p>p7.4.l.txt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table:formula="of:=IF(MAX([.B380:.C380]) = 0; 0; ([.C380]-[.B380])/MAX([.B380:.C380]))" office:value-type="percentage" office:value="0.131111111111111" calcext:value-type="percentage">
            <text:p>13,11%</text:p>
          </table:table-cell>
          <table:table-cell/>
        </table:table-row>
        <table:table-row table:style-name="ro1">
          <table:table-cell office:value-type="string" calcext:value-type="string">
            <text:p>p7.4.m.txt</text:p>
          </table:table-cell>
          <table:table-cell office:value-type="float" office:value="410" calcext:value-type="float">
            <text:p>410</text:p>
          </table:table-cell>
          <table:table-cell office:value-type="float" office:value="505" calcext:value-type="float">
            <text:p>505</text:p>
          </table:table-cell>
          <table:table-cell table:formula="of:=IF(MAX([.B381:.C381]) = 0; 0; ([.C381]-[.B381])/MAX([.B381:.C381]))" office:value-type="percentage" office:value="0.188118811881188" calcext:value-type="percentage">
            <text:p>18,81%</text:p>
          </table:table-cell>
          <table:table-cell/>
        </table:table-row>
        <table:table-row table:style-name="ro1">
          <table:table-cell office:value-type="string" calcext:value-type="string">
            <text:p>p7.4.n.txt</text:p>
          </table:table-cell>
          <table:table-cell office:value-type="float" office:value="378" calcext:value-type="float">
            <text:p>378</text:p>
          </table:table-cell>
          <table:table-cell office:value-type="float" office:value="520" calcext:value-type="float">
            <text:p>520</text:p>
          </table:table-cell>
          <table:table-cell table:formula="of:=IF(MAX([.B382:.C382]) = 0; 0; ([.C382]-[.B382])/MAX([.B382:.C382]))" office:value-type="percentage" office:value="0.273076923076923" calcext:value-type="percentage">
            <text:p>27,31%</text:p>
          </table:table-cell>
          <table:table-cell/>
        </table:table-row>
        <table:table-row table:style-name="ro1">
          <table:table-cell office:value-type="string" calcext:value-type="string">
            <text:p>p7.4.o.txt</text:p>
          </table:table-cell>
          <table:table-cell office:value-type="float" office:value="407" calcext:value-type="float">
            <text:p>407</text:p>
          </table:table-cell>
          <table:table-cell office:value-type="float" office:value="516" calcext:value-type="float">
            <text:p>516</text:p>
          </table:table-cell>
          <table:table-cell table:formula="of:=IF(MAX([.B383:.C383]) = 0; 0; ([.C383]-[.B383])/MAX([.B383:.C383]))" office:value-type="percentage" office:value="0.211240310077519" calcext:value-type="percentage">
            <text:p>21,12%</text:p>
          </table:table-cell>
          <table:table-cell/>
        </table:table-row>
        <table:table-row table:style-name="ro1">
          <table:table-cell office:value-type="string" calcext:value-type="string">
            <text:p>p7.4.p.txt</text:p>
          </table:table-cell>
          <table:table-cell office:value-type="float" office:value="440" calcext:value-type="float">
            <text:p>440</text:p>
          </table:table-cell>
          <table:table-cell office:value-type="float" office:value="530" calcext:value-type="float">
            <text:p>530</text:p>
          </table:table-cell>
          <table:table-cell table:formula="of:=IF(MAX([.B384:.C384]) = 0; 0; ([.C384]-[.B384])/MAX([.B384:.C384]))" office:value-type="percentage" office:value="0.169811320754717" calcext:value-type="percentage">
            <text:p>16,98%</text:p>
          </table:table-cell>
          <table:table-cell/>
        </table:table-row>
        <table:table-row table:style-name="ro1">
          <table:table-cell office:value-type="string" calcext:value-type="string">
            <text:p>p7.4.q.txt</text:p>
          </table:table-cell>
          <table:table-cell office:value-type="float" office:value="513" calcext:value-type="float">
            <text:p>513</text:p>
          </table:table-cell>
          <table:table-cell office:value-type="float" office:value="563" calcext:value-type="float">
            <text:p>563</text:p>
          </table:table-cell>
          <table:table-cell table:formula="of:=IF(MAX([.B385:.C385]) = 0; 0; ([.C385]-[.B385])/MAX([.B385:.C385]))" office:value-type="percentage" office:value="0.088809946714032" calcext:value-type="percentage">
            <text:p>8,88%</text:p>
          </table:table-cell>
          <table:table-cell/>
        </table:table-row>
        <table:table-row table:style-name="ro1">
          <table:table-cell office:value-type="string" calcext:value-type="string">
            <text:p>p7.4.r.txt</text:p>
          </table:table-cell>
          <table:table-cell office:value-type="float" office:value="519" calcext:value-type="float">
            <text:p>519</text:p>
          </table:table-cell>
          <table:table-cell office:value-type="float" office:value="597" calcext:value-type="float">
            <text:p>597</text:p>
          </table:table-cell>
          <table:table-cell table:formula="of:=IF(MAX([.B386:.C386]) = 0; 0; ([.C386]-[.B386])/MAX([.B386:.C386]))" office:value-type="percentage" office:value="0.130653266331658" calcext:value-type="percentage">
            <text:p>13,07%</text:p>
          </table:table-cell>
          <table:table-cell/>
        </table:table-row>
        <table:table-row table:style-name="ro1">
          <table:table-cell office:value-type="string" calcext:value-type="string">
            <text:p>p7.4.s.txt</text:p>
          </table:table-cell>
          <table:table-cell office:value-type="float" office:value="522" calcext:value-type="float">
            <text:p>522</text:p>
          </table:table-cell>
          <table:table-cell office:value-type="float" office:value="629" calcext:value-type="float">
            <text:p>629</text:p>
          </table:table-cell>
          <table:table-cell table:formula="of:=IF(MAX([.B387:.C387]) = 0; 0; ([.C387]-[.B387])/MAX([.B387:.C387]))" office:value-type="percentage" office:value="0.170111287758347" calcext:value-type="percentage">
            <text:p>17,01%</text:p>
          </table:table-cell>
          <table:table-cell/>
        </table:table-row>
        <table:table-row table:style-name="ro1">
          <table:table-cell office:value-type="string" calcext:value-type="string">
            <text:p>p7.4.t.txt</text:p>
          </table:table-cell>
          <table:table-cell office:value-type="float" office:value="566" calcext:value-type="float">
            <text:p>566</text:p>
          </table:table-cell>
          <table:table-cell office:value-type="float" office:value="657" calcext:value-type="float">
            <text:p>657</text:p>
          </table:table-cell>
          <table:table-cell table:formula="of:=IF(MAX([.B388:.C388]) = 0; 0; ([.C388]-[.B388])/MAX([.B388:.C388]))" office:value-type="percentage" office:value="0.138508371385084" calcext:value-type="percentage">
            <text:p>13,85%</text:p>
          </table:table-cell>
          <table:table-cell/>
        </table:table-row>
        <table:table-row table:style-name="ro1" table:number-rows-repeated="104818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OutputKevin.D1:OutputKevin.D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8T22:39:13.948000000</dc:date>
    <meta:editing-duration>PT3M31S</meta:editing-duration>
    <meta:editing-cycles>1</meta:editing-cycles>
    <meta:document-statistic meta:table-count="1" meta:cell-count="1557" meta:object-count="0"/>
    <meta:generator>LibreOffice/6.3.4.2$Windows_X86_64 LibreOffice_project/60da17e045e08f1793c57c00ba83cdfce946d0aa</meta:generator>
  </office:meta>
</office:document-meta>
</file>